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706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059cm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412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1.765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2.2766666666667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1.984375cm"/>
    </style:style>
    <style:style style:name="ro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5604606_TABELA_14_QUANTIDADE_E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7" table:number-rows-spanned="1" table:style-name="ce11">
            <text:p>Tabela 14 - Quantidade e valor dos produtos açaí, castanha de caju e castanha-do-pará, da extração vegetal, segundo as Unidades da Federação, as Mesorregiões, as Microrregiões e os Municípios <text:s/>- <text:s/>201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11">
            <text:p>Unidades da Federação, Mesorregiões, Microrregiões e Municípios</text:p>
          </table:table-cell>
          <table:table-cell office:value-type="string" table:number-columns-spanned="6" table:number-rows-spanned="1" table:style-name="ce11">
            <text:p>Alimentícios</text:p>
          </table:table-cell>
          <table:covered-table-cell table:number-columns-repeated="5"/>
          <table:table-cell table:number-columns-repeated="16377"/>
        </table:table-row>
        <table:table-row table:style-name="ro1">
          <table:covered-table-cell/>
          <table:table-cell office:value-type="string" table:number-columns-spanned="2" table:number-rows-spanned="1" table:style-name="ce11">
            <text:p>Açaí (fruto)</text:p>
          </table:table-cell>
          <table:covered-table-cell/>
          <table:table-cell office:value-type="string" table:number-columns-spanned="2" table:number-rows-spanned="1" table:style-name="ce11">
            <text:p>Castanha de caju</text:p>
          </table:table-cell>
          <table:covered-table-cell/>
          <table:table-cell office:value-type="string" table:number-columns-spanned="2" table:number-rows-spanned="1" table:style-name="ce11">
            <text:p>Castanha-do-Pará</text:p>
          </table:table-cell>
          <table:covered-table-cell/>
          <table:table-cell table:number-columns-repeated="16377"/>
        </table:table-row>
        <table:table-row table:style-name="ro1">
          <table:covered-table-cell/>
          <table:table-cell office:value-type="string" table:style-name="ce2">
            <text:p>Quantidade produzida (toneladas)</text:p>
          </table:table-cell>
          <table:table-cell office:value-type="string" table:style-name="ce2">
            <text:p>Valor da produção (mil reais)</text:p>
          </table:table-cell>
          <table:table-cell office:value-type="string" table:style-name="ce2">
            <text:p>Quantidade produzida (toneladas)</text:p>
          </table:table-cell>
          <table:table-cell office:value-type="string" table:style-name="ce2">
            <text:p>Valor da produção (mil reais)</text:p>
          </table:table-cell>
          <table:table-cell office:value-type="string" table:style-name="ce2">
            <text:p>Quantidade produzida (toneladas)</text:p>
          </table:table-cell>
          <table:table-cell office:value-type="string" table:style-name="ce2">
            <text:p>Valor da produção (mil reais)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ondônia</text:p>
          </table:table-cell>
          <table:table-cell office:value-type="float" office:value="1605" table:style-name="ce4">
            <text:p>1,605<text:s/></text:p>
          </table:table-cell>
          <table:table-cell office:value-type="float" office:value="3264" table:style-name="ce4">
            <text:p>3,264<text:s/></text:p>
          </table:table-cell>
          <table:table-cell office:value-type="float" office:value="0.49172794117647056" table:formula="of:=[.B5]/[.C5]" table:style-name="ce5">
            <text:p>0.49</text:p>
          </table:table-cell>
          <table:table-cell office:value-type="string" table:style-name="ce6">
            <text:p>...</text:p>
          </table:table-cell>
          <table:table-cell office:value-type="float" office:value="2055" table:style-name="ce4">
            <text:p>2,055<text:s/></text:p>
          </table:table-cell>
          <table:table-cell office:value-type="float" office:value="5855" table:style-name="ce4">
            <text:p>5,855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deira-Guaporé</text:p>
          </table:table-cell>
          <table:table-cell office:value-type="float" office:value="1398" table:style-name="ce4">
            <text:p>1,398<text:s/></text:p>
          </table:table-cell>
          <table:table-cell office:value-type="float" office:value="2878" table:style-name="ce4">
            <text:p>2,878<text:s/></text:p>
          </table:table-cell>
          <table:table-cell office:value-type="float" office:value="0.48575399583043782" table:formula="of:=[.B6]/[.C6]" table:style-name="ce5">
            <text:p>0.49</text:p>
          </table:table-cell>
          <table:table-cell office:value-type="string" table:style-name="ce6">
            <text:p>...</text:p>
          </table:table-cell>
          <table:table-cell office:value-type="float" office:value="1968" table:style-name="ce4">
            <text:p>1,968<text:s/></text:p>
          </table:table-cell>
          <table:table-cell office:value-type="float" office:value="5658" table:style-name="ce4">
            <text:p>5,658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orto Velho</text:p>
          </table:table-cell>
          <table:table-cell office:value-type="float" office:value="841" table:style-name="ce4">
            <text:p>841<text:s/></text:p>
          </table:table-cell>
          <table:table-cell office:value-type="float" office:value="1593" table:style-name="ce4">
            <text:p>1,593<text:s/></text:p>
          </table:table-cell>
          <table:table-cell office:value-type="float" office:value="0.5279347143753923" table:formula="of:=[.B7]/[.C7]" table:style-name="ce5">
            <text:p>0.53</text:p>
          </table:table-cell>
          <table:table-cell office:value-type="string" table:style-name="ce6">
            <text:p>...</text:p>
          </table:table-cell>
          <table:table-cell office:value-type="float" office:value="1257" table:style-name="ce4">
            <text:p>1,257<text:s/></text:p>
          </table:table-cell>
          <table:table-cell office:value-type="float" office:value="3700" table:style-name="ce4">
            <text:p>3,7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rto Velho</text:p>
          </table:table-cell>
          <table:table-cell office:value-type="float" office:value="97" table:style-name="ce4">
            <text:p>97<text:s/></text:p>
          </table:table-cell>
          <table:table-cell office:value-type="float" office:value="253" table:style-name="ce4">
            <text:p>253<text:s/></text:p>
          </table:table-cell>
          <table:table-cell office:value-type="float" office:value="0.38339920948616601" table:formula="of:=[.B8]/[.C8]" table:style-name="ce5">
            <text:p>0.38</text:p>
          </table:table-cell>
          <table:table-cell office:value-type="string" table:style-name="ce6">
            <text:p>...</text:p>
          </table:table-cell>
          <table:table-cell office:value-type="float" office:value="1200" table:style-name="ce4">
            <text:p>1,200<text:s/></text:p>
          </table:table-cell>
          <table:table-cell office:value-type="float" office:value="3540" table:style-name="ce4">
            <text:p>3,54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Mamoré</text:p>
          </table:table-cell>
          <table:table-cell office:value-type="float" office:value="110" table:style-name="ce4">
            <text:p>110<text:s/></text:p>
          </table:table-cell>
          <table:table-cell office:value-type="float" office:value="186" table:style-name="ce4">
            <text:p>186<text:s/></text:p>
          </table:table-cell>
          <table:table-cell office:value-type="float" office:value="0.59139784946236562" table:formula="of:=[.B9]/[.C9]" table:style-name="ce5">
            <text:p>0.59</text:p>
          </table:table-cell>
          <table:table-cell office:value-type="string" table:style-name="ce6">
            <text:p>...</text:p>
          </table:table-cell>
          <table:table-cell office:value-type="float" office:value="55" table:style-name="ce4">
            <text:p>55<text:s/></text:p>
          </table:table-cell>
          <table:table-cell office:value-type="float" office:value="156" table:style-name="ce4">
            <text:p>15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uritis</text:p>
          </table:table-cell>
          <table:table-cell office:value-type="float" office:value="630" table:style-name="ce4">
            <text:p>630<text:s/></text:p>
          </table:table-cell>
          <table:table-cell office:value-type="float" office:value="1147" table:style-name="ce4">
            <text:p>1,147<text:s/></text:p>
          </table:table-cell>
          <table:table-cell office:value-type="float" office:value="0.54925893635571055" table:formula="of:=[.B10]/[.C10]" table:style-name="ce5">
            <text:p>0.55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ndeias do Jamari</text:p>
          </table:table-cell>
          <table:table-cell office:value-type="float" office:value="3" table:style-name="ce4">
            <text:p>3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0.5" table:formula="of:=[.B11]/[.C11]" table:style-name="ce5">
            <text:p>0.50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uajará-Mirim</text:p>
          </table:table-cell>
          <table:table-cell office:value-type="float" office:value="557" table:style-name="ce4">
            <text:p>557<text:s/></text:p>
          </table:table-cell>
          <table:table-cell office:value-type="float" office:value="1285" table:style-name="ce4">
            <text:p>1,285<text:s/></text:p>
          </table:table-cell>
          <table:table-cell office:value-type="float" office:value="0.43346303501945527" table:formula="of:=[.B12]/[.C12]" table:style-name="ce5">
            <text:p>0.43</text:p>
          </table:table-cell>
          <table:table-cell office:value-type="string" table:style-name="ce6">
            <text:p>...</text:p>
          </table:table-cell>
          <table:table-cell office:value-type="float" office:value="711" table:style-name="ce4">
            <text:p>711<text:s/></text:p>
          </table:table-cell>
          <table:table-cell office:value-type="float" office:value="1957" table:style-name="ce4">
            <text:p>1,95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sta Marques</text:p>
          </table:table-cell>
          <table:table-cell office:value-type="float" office:value="51" table:style-name="ce4">
            <text:p>51<text:s/></text:p>
          </table:table-cell>
          <table:table-cell office:value-type="float" office:value="222" table:style-name="ce4">
            <text:p>222<text:s/></text:p>
          </table:table-cell>
          <table:table-cell office:value-type="float" office:value="0.22972972972972974" table:formula="of:=[.B13]/[.C13]" table:style-name="ce5">
            <text:p>0.23</text:p>
          </table:table-cell>
          <table:table-cell office:value-type="string" table:style-name="ce6">
            <text:p>...</text:p>
          </table:table-cell>
          <table:table-cell office:value-type="float" office:value="38" table:style-name="ce4">
            <text:p>38<text:s/></text:p>
          </table:table-cell>
          <table:table-cell office:value-type="float" office:value="73" table:style-name="ce4">
            <text:p>7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jará-Mirim</text:p>
          </table:table-cell>
          <table:table-cell office:value-type="float" office:value="500" table:style-name="ce4">
            <text:p>500<text:s/></text:p>
          </table:table-cell>
          <table:table-cell office:value-type="float" office:value="1050" table:style-name="ce4">
            <text:p>1,050<text:s/></text:p>
          </table:table-cell>
          <table:table-cell office:value-type="float" office:value="0.47619047619047616" table:formula="of:=[.B14]/[.C14]" table:style-name="ce5">
            <text:p>0.48</text:p>
          </table:table-cell>
          <table:table-cell office:value-type="string" table:style-name="ce6">
            <text:p>...</text:p>
          </table:table-cell>
          <table:table-cell office:value-type="float" office:value="670" table:style-name="ce4">
            <text:p>670<text:s/></text:p>
          </table:table-cell>
          <table:table-cell office:value-type="float" office:value="1876" table:style-name="ce4">
            <text:p>1,87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Francisco do Guaporé</text:p>
          </table:table-cell>
          <table:table-cell office:value-type="float" office:value="6" table:style-name="ce4">
            <text:p>6<text:s/></text:p>
          </table:table-cell>
          <table:table-cell office:value-type="float" office:value="13" table:style-name="ce4">
            <text:p>13<text:s/></text:p>
          </table:table-cell>
          <table:table-cell office:value-type="float" office:value="0.46153846153846156" table:formula="of:=[.B15]/[.C15]" table:style-name="ce5">
            <text:p>0.46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9" table:style-name="ce4">
            <text:p>9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este Rondoniense</text:p>
          </table:table-cell>
          <table:table-cell office:value-type="float" office:value="208" table:style-name="ce4">
            <text:p>208<text:s/></text:p>
          </table:table-cell>
          <table:table-cell office:value-type="float" office:value="386" table:style-name="ce4">
            <text:p>386<text:s/></text:p>
          </table:table-cell>
          <table:table-cell office:value-type="float" office:value="0.53886010362694303" table:formula="of:=[.B16]/[.C16]" table:style-name="ce5">
            <text:p>0.54</text:p>
          </table:table-cell>
          <table:table-cell office:value-type="string" table:style-name="ce6">
            <text:p>...</text:p>
          </table:table-cell>
          <table:table-cell office:value-type="float" office:value="87" table:style-name="ce4">
            <text:p>87<text:s/></text:p>
          </table:table-cell>
          <table:table-cell office:value-type="float" office:value="197" table:style-name="ce4">
            <text:p>197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riquemes</text:p>
          </table:table-cell>
          <table:table-cell office:value-type="float" office:value="63" table:style-name="ce4">
            <text:p>63<text:s/></text:p>
          </table:table-cell>
          <table:table-cell office:value-type="float" office:value="113" table:style-name="ce4">
            <text:p>113<text:s/></text:p>
          </table:table-cell>
          <table:table-cell office:value-type="float" office:value="0.55752212389380529" table:formula="of:=[.B17]/[.C17]" table:style-name="ce5">
            <text:p>0.56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caulândia</text:p>
          </table:table-cell>
          <table:table-cell office:value-type="float" office:value="33" table:style-name="ce4">
            <text:p>33<text:s/></text:p>
          </table:table-cell>
          <table:table-cell office:value-type="float" office:value="65" table:style-name="ce4">
            <text:p>65<text:s/></text:p>
          </table:table-cell>
          <table:table-cell office:value-type="float" office:value="0.50769230769230766" table:formula="of:=[.B18]/[.C18]" table:style-name="ce5">
            <text:p>0.51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ale do Anari</text:p>
          </table:table-cell>
          <table:table-cell office:value-type="float" office:value="30" table:style-name="ce4">
            <text:p>30<text:s/></text:p>
          </table:table-cell>
          <table:table-cell office:value-type="float" office:value="48" table:style-name="ce4">
            <text:p>48<text:s/></text:p>
          </table:table-cell>
          <table:table-cell office:value-type="float" office:value="0.625" table:formula="of:=[.B19]/[.C19]" table:style-name="ce5">
            <text:p>0.63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Ji-Paraná</text:p>
          </table:table-cell>
          <table:table-cell office:value-type="float" office:value="132" table:style-name="ce4">
            <text:p>132<text:s/></text:p>
          </table:table-cell>
          <table:table-cell office:value-type="float" office:value="248" table:style-name="ce4">
            <text:p>248<text:s/></text:p>
          </table:table-cell>
          <table:table-cell office:value-type="float" office:value="0.532258064516129" table:formula="of:=[.B20]/[.C20]" table:style-name="ce5">
            <text:p>0.53</text:p>
          </table:table-cell>
          <table:table-cell office:value-type="string" table:style-name="ce6">
            <text:p>...</text:p>
          </table:table-cell>
          <table:table-cell office:value-type="float" office:value="36" table:style-name="ce4">
            <text:p>36<text:s/></text:p>
          </table:table-cell>
          <table:table-cell office:value-type="float" office:value="76" table:style-name="ce4">
            <text:p>7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ru</text:p>
          </table:table-cell>
          <table:table-cell office:value-type="float" office:value="35" table:style-name="ce4">
            <text:p>35<text:s/></text:p>
          </table:table-cell>
          <table:table-cell office:value-type="float" office:value="66" table:style-name="ce4">
            <text:p>66<text:s/></text:p>
          </table:table-cell>
          <table:table-cell office:value-type="float" office:value="0.53030303030303028" table:formula="of:=[.B21]/[.C21]" table:style-name="ce5">
            <text:p>0.53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i-Paran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22]/[.C22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30" table:style-name="ce4">
            <text:p>30<text:s/></text:p>
          </table:table-cell>
          <table:table-cell office:value-type="float" office:value="63" table:style-name="ce4">
            <text:p>6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uro Preto do Oeste</text:p>
          </table:table-cell>
          <table:table-cell office:value-type="float" office:value="8" table:style-name="ce4">
            <text:p>8<text:s/></text:p>
          </table:table-cell>
          <table:table-cell office:value-type="float" office:value="14" table:style-name="ce4">
            <text:p>14<text:s/></text:p>
          </table:table-cell>
          <table:table-cell office:value-type="float" office:value="0.5714285714285714" table:formula="of:=[.B23]/[.C23]" table:style-name="ce5">
            <text:p>0.57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esidente Médic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24]/[.C24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irante da Ser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25]/[.C25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União</text:p>
          </table:table-cell>
          <table:table-cell office:value-type="float" office:value="53" table:style-name="ce4">
            <text:p>53<text:s/></text:p>
          </table:table-cell>
          <table:table-cell office:value-type="float" office:value="101" table:style-name="ce4">
            <text:p>101<text:s/></text:p>
          </table:table-cell>
          <table:table-cell office:value-type="float" office:value="0.52475247524752477" table:formula="of:=[.B26]/[.C26]" table:style-name="ce5">
            <text:p>0.52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ixeirópolis</text:p>
          </table:table-cell>
          <table:table-cell office:value-type="float" office:value="13" table:style-name="ce4">
            <text:p>13<text:s/></text:p>
          </table:table-cell>
          <table:table-cell office:value-type="float" office:value="24" table:style-name="ce4">
            <text:p>24<text:s/></text:p>
          </table:table-cell>
          <table:table-cell office:value-type="float" office:value="0.54166666666666663" table:formula="of:=[.B27]/[.C27]" table:style-name="ce5">
            <text:p>0.54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Urupá</text:p>
          </table:table-cell>
          <table:table-cell office:value-type="float" office:value="9" table:style-name="ce4">
            <text:p>9<text:s/></text:p>
          </table:table-cell>
          <table:table-cell office:value-type="float" office:value="16" table:style-name="ce4">
            <text:p>16<text:s/></text:p>
          </table:table-cell>
          <table:table-cell office:value-type="float" office:value="0.5625" table:formula="of:=[.B28]/[.C28]" table:style-name="ce5">
            <text:p>0.56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ale do Paraíso</text:p>
          </table:table-cell>
          <table:table-cell office:value-type="float" office:value="14" table:style-name="ce4">
            <text:p>14<text:s/></text:p>
          </table:table-cell>
          <table:table-cell office:value-type="float" office:value="27" table:style-name="ce4">
            <text:p>27<text:s/></text:p>
          </table:table-cell>
          <table:table-cell office:value-type="float" office:value="0.51851851851851849" table:formula="of:=[.B29]/[.C29]" table:style-name="ce5">
            <text:p>0.52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lvorada D'Oeste</text:p>
          </table:table-cell>
          <table:table-cell office:value-type="float" office:value="12" table:style-name="ce4">
            <text:p>12<text:s/></text:p>
          </table:table-cell>
          <table:table-cell office:value-type="float" office:value="22" table:style-name="ce4">
            <text:p>22<text:s/></text:p>
          </table:table-cell>
          <table:table-cell office:value-type="float" office:value="0.54545454545454541" table:formula="of:=[.B30]/[.C30]" table:style-name="ce5">
            <text:p>0.55</text:p>
          </table:table-cell>
          <table:table-cell office:value-type="string" table:style-name="ce6">
            <text:p>...</text:p>
          </table:table-cell>
          <table:table-cell office:value-type="float" office:value="24" table:style-name="ce4">
            <text:p>24<text:s/></text:p>
          </table:table-cell>
          <table:table-cell office:value-type="float" office:value="58" table:style-name="ce4">
            <text:p>5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Brasilândia D'Oes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31]/[.C31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3" table:style-name="ce4">
            <text:p>2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Miguel do Guaporé</text:p>
          </table:table-cell>
          <table:table-cell office:value-type="float" office:value="4" table:style-name="ce4">
            <text:p>4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0.5" table:formula="of:=[.B32]/[.C32]" table:style-name="ce5">
            <text:p>0.50</text:p>
          </table:table-cell>
          <table:table-cell office:value-type="string" table:style-name="ce6">
            <text:p>...</text:p>
          </table:table-cell>
          <table:table-cell office:value-type="float" office:value="11" table:style-name="ce4">
            <text:p>11<text:s/></text:p>
          </table:table-cell>
          <table:table-cell office:value-type="float" office:value="24" table:style-name="ce4">
            <text:p>2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ringueiras</text:p>
          </table:table-cell>
          <table:table-cell office:value-type="float" office:value="8" table:style-name="ce4">
            <text:p>8<text:s/></text:p>
          </table:table-cell>
          <table:table-cell office:value-type="float" office:value="14" table:style-name="ce4">
            <text:p>14<text:s/></text:p>
          </table:table-cell>
          <table:table-cell office:value-type="float" office:value="0.5714285714285714" table:formula="of:=[.B33]/[.C33]" table:style-name="ce5">
            <text:p>0.57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11" table:style-name="ce4">
            <text:p>11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coal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34]/[.C34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19" table:style-name="ce4">
            <text:p>19<text:s/></text:p>
          </table:table-cell>
          <table:table-cell office:value-type="float" office:value="42" table:style-name="ce4">
            <text:p>4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ta Floresta D'Oes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35]/[.C35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4" table:style-name="ce4">
            <text:p>1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coal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36]/[.C36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8" table:style-name="ce4">
            <text:p>1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spigão D'Oes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error" office:string-value="#VALUE!" table:formula="of:=[.B37]/[.C37]" table:style-name="ce5">
            <text:p>#VALUE!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7" table:style-name="ce4">
            <text:p>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stanheir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Vilhena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hupinguaia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olorado do Oes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18" table:style-name="ce4">
            <text:p>1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bix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7" table:style-name="ce4">
            <text:p>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imenteiras do Oes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1" table:style-name="ce4">
            <text:p>1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cre</text:p>
          </table:table-cell>
          <table:table-cell office:value-type="float" office:value="4459" table:style-name="ce4">
            <text:p>4,459<text:s/></text:p>
          </table:table-cell>
          <table:table-cell office:value-type="float" office:value="5568" table:style-name="ce4">
            <text:p>5,56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742" table:style-name="ce4">
            <text:p>8,742<text:s/></text:p>
          </table:table-cell>
          <table:table-cell office:value-type="float" office:value="31813" table:style-name="ce4">
            <text:p>31,813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ale do Juruá</text:p>
          </table:table-cell>
          <table:table-cell office:value-type="float" office:value="2576" table:style-name="ce4">
            <text:p>2,576<text:s/></text:p>
          </table:table-cell>
          <table:table-cell office:value-type="float" office:value="3033" table:style-name="ce4">
            <text:p>3,03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ruzeiro do Sul</text:p>
          </table:table-cell>
          <table:table-cell office:value-type="float" office:value="676" table:style-name="ce4">
            <text:p>676<text:s/></text:p>
          </table:table-cell>
          <table:table-cell office:value-type="float" office:value="629" table:style-name="ce4">
            <text:p>62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ruzeiro do Sul</text:p>
          </table:table-cell>
          <table:table-cell office:value-type="float" office:value="180" table:style-name="ce4">
            <text:p>180<text:s/></text:p>
          </table:table-cell>
          <table:table-cell office:value-type="float" office:value="245" table:style-name="ce4">
            <text:p>24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âncio Lima</text:p>
          </table:table-cell>
          <table:table-cell office:value-type="float" office:value="102" table:style-name="ce4">
            <text:p>102<text:s/></text:p>
          </table:table-cell>
          <table:table-cell office:value-type="float" office:value="90" table:style-name="ce4">
            <text:p>9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echal Thaumaturgo</text:p>
          </table:table-cell>
          <table:table-cell office:value-type="float" office:value="200" table:style-name="ce4">
            <text:p>200<text:s/></text:p>
          </table:table-cell>
          <table:table-cell office:value-type="float" office:value="132" table:style-name="ce4">
            <text:p>13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rto Walter</text:p>
          </table:table-cell>
          <table:table-cell office:value-type="float" office:value="122" table:style-name="ce4">
            <text:p>122<text:s/></text:p>
          </table:table-cell>
          <table:table-cell office:value-type="float" office:value="94" table:style-name="ce4">
            <text:p>9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odrigues Alves</text:p>
          </table:table-cell>
          <table:table-cell office:value-type="float" office:value="72" table:style-name="ce4">
            <text:p>72<text:s/></text:p>
          </table:table-cell>
          <table:table-cell office:value-type="float" office:value="68" table:style-name="ce4">
            <text:p>6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Tarauacá</text:p>
          </table:table-cell>
          <table:table-cell office:value-type="float" office:value="1900" table:style-name="ce4">
            <text:p>1,900<text:s/></text:p>
          </table:table-cell>
          <table:table-cell office:value-type="float" office:value="2405" table:style-name="ce4">
            <text:p>2,40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eijó</text:p>
          </table:table-cell>
          <table:table-cell office:value-type="float" office:value="1613" table:style-name="ce4">
            <text:p>1,613<text:s/></text:p>
          </table:table-cell>
          <table:table-cell office:value-type="float" office:value="2081" table:style-name="ce4">
            <text:p>2,08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ordão</text:p>
          </table:table-cell>
          <table:table-cell office:value-type="float" office:value="25" table:style-name="ce4">
            <text:p>25<text:s/></text:p>
          </table:table-cell>
          <table:table-cell office:value-type="float" office:value="23" table:style-name="ce4">
            <text:p>2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rauacá</text:p>
          </table:table-cell>
          <table:table-cell office:value-type="float" office:value="262" table:style-name="ce4">
            <text:p>262<text:s/></text:p>
          </table:table-cell>
          <table:table-cell office:value-type="float" office:value="301" table:style-name="ce4">
            <text:p>30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ale do Acre</text:p>
          </table:table-cell>
          <table:table-cell office:value-type="float" office:value="1883" table:style-name="ce4">
            <text:p>1,883<text:s/></text:p>
          </table:table-cell>
          <table:table-cell office:value-type="float" office:value="2534" table:style-name="ce4">
            <text:p>2,53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742" table:style-name="ce4">
            <text:p>8,742<text:s/></text:p>
          </table:table-cell>
          <table:table-cell office:value-type="float" office:value="31813" table:style-name="ce4">
            <text:p>31,813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ena Madureira</text:p>
          </table:table-cell>
          <table:table-cell office:value-type="float" office:value="336" table:style-name="ce4">
            <text:p>336<text:s/></text:p>
          </table:table-cell>
          <table:table-cell office:value-type="float" office:value="372" table:style-name="ce4">
            <text:p>37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700" table:style-name="ce4">
            <text:p>1,700<text:s/></text:p>
          </table:table-cell>
          <table:table-cell office:value-type="float" office:value="6322" table:style-name="ce4">
            <text:p>6,32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noel Urbano</text:p>
          </table:table-cell>
          <table:table-cell office:value-type="float" office:value="185" table:style-name="ce4">
            <text:p>185<text:s/></text:p>
          </table:table-cell>
          <table:table-cell office:value-type="float" office:value="185" table:style-name="ce4">
            <text:p>18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Rosa do Purus</text:p>
          </table:table-cell>
          <table:table-cell office:value-type="float" office:value="14" table:style-name="ce4">
            <text:p>14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na Madureira</text:p>
          </table:table-cell>
          <table:table-cell office:value-type="float" office:value="137" table:style-name="ce4">
            <text:p>137<text:s/></text:p>
          </table:table-cell>
          <table:table-cell office:value-type="float" office:value="170" table:style-name="ce4">
            <text:p>17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700" table:style-name="ce4">
            <text:p>1,700<text:s/></text:p>
          </table:table-cell>
          <table:table-cell office:value-type="float" office:value="6322" table:style-name="ce4">
            <text:p>6,322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io Branco</text:p>
          </table:table-cell>
          <table:table-cell office:value-type="float" office:value="1396" table:style-name="ce4">
            <text:p>1,396<text:s/></text:p>
          </table:table-cell>
          <table:table-cell office:value-type="float" office:value="1982" table:style-name="ce4">
            <text:p>1,98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574" table:style-name="ce4">
            <text:p>3,574<text:s/></text:p>
          </table:table-cell>
          <table:table-cell office:value-type="float" office:value="12510" table:style-name="ce4">
            <text:p>12,5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crelândia</text:p>
          </table:table-cell>
          <table:table-cell office:value-type="float" office:value="156" table:style-name="ce4">
            <text:p>156<text:s/></text:p>
          </table:table-cell>
          <table:table-cell office:value-type="float" office:value="237" table:style-name="ce4">
            <text:p>23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38" table:style-name="ce4">
            <text:p>538<text:s/></text:p>
          </table:table-cell>
          <table:table-cell office:value-type="float" office:value="1825" table:style-name="ce4">
            <text:p>1,82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ujari</text:p>
          </table:table-cell>
          <table:table-cell office:value-type="float" office:value="6" table:style-name="ce4">
            <text:p>6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39" table:style-name="ce4">
            <text:p>239<text:s/></text:p>
          </table:table-cell>
          <table:table-cell office:value-type="float" office:value="742" table:style-name="ce4">
            <text:p>74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pixaba</text:p>
          </table:table-cell>
          <table:table-cell office:value-type="float" office:value="220" table:style-name="ce4">
            <text:p>220<text:s/></text:p>
          </table:table-cell>
          <table:table-cell office:value-type="float" office:value="312" table:style-name="ce4">
            <text:p>3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45" table:style-name="ce4">
            <text:p>645<text:s/></text:p>
          </table:table-cell>
          <table:table-cell office:value-type="float" office:value="2257" table:style-name="ce4">
            <text:p>2,25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lácido de Castro</text:p>
          </table:table-cell>
          <table:table-cell office:value-type="float" office:value="577" table:style-name="ce4">
            <text:p>577<text:s/></text:p>
          </table:table-cell>
          <table:table-cell office:value-type="float" office:value="836" table:style-name="ce4">
            <text:p>83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12" table:style-name="ce4">
            <text:p>312<text:s/></text:p>
          </table:table-cell>
          <table:table-cell office:value-type="float" office:value="935" table:style-name="ce4">
            <text:p>93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io Branco</text:p>
          </table:table-cell>
          <table:table-cell office:value-type="float" office:value="144" table:style-name="ce4">
            <text:p>144<text:s/></text:p>
          </table:table-cell>
          <table:table-cell office:value-type="float" office:value="197" table:style-name="ce4">
            <text:p>19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23" table:style-name="ce4">
            <text:p>1,223<text:s/></text:p>
          </table:table-cell>
          <table:table-cell office:value-type="float" office:value="4648" table:style-name="ce4">
            <text:p>4,64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nador Guiomard</text:p>
          </table:table-cell>
          <table:table-cell office:value-type="float" office:value="198" table:style-name="ce4">
            <text:p>198<text:s/></text:p>
          </table:table-cell>
          <table:table-cell office:value-type="float" office:value="257" table:style-name="ce4">
            <text:p>25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27" table:style-name="ce4">
            <text:p>327<text:s/></text:p>
          </table:table-cell>
          <table:table-cell office:value-type="float" office:value="1176" table:style-name="ce4">
            <text:p>1,17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rto Acre</text:p>
          </table:table-cell>
          <table:table-cell office:value-type="float" office:value="95" table:style-name="ce4">
            <text:p>95<text:s/></text:p>
          </table:table-cell>
          <table:table-cell office:value-type="float" office:value="135" table:style-name="ce4">
            <text:p>13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90" table:style-name="ce4">
            <text:p>290<text:s/></text:p>
          </table:table-cell>
          <table:table-cell office:value-type="float" office:value="927" table:style-name="ce4">
            <text:p>927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rasiléia</text:p>
          </table:table-cell>
          <table:table-cell office:value-type="float" office:value="152" table:style-name="ce4">
            <text:p>152<text:s/></text:p>
          </table:table-cell>
          <table:table-cell office:value-type="float" office:value="180" table:style-name="ce4">
            <text:p>1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469" table:style-name="ce4">
            <text:p>3,469<text:s/></text:p>
          </table:table-cell>
          <table:table-cell office:value-type="float" office:value="12981" table:style-name="ce4">
            <text:p>12,98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ssis Brasil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35" table:style-name="ce4">
            <text:p>235<text:s/></text:p>
          </table:table-cell>
          <table:table-cell office:value-type="float" office:value="823" table:style-name="ce4">
            <text:p>82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asiléia</text:p>
          </table:table-cell>
          <table:table-cell office:value-type="float" office:value="58" table:style-name="ce4">
            <text:p>58<text:s/></text:p>
          </table:table-cell>
          <table:table-cell office:value-type="float" office:value="74" table:style-name="ce4">
            <text:p>7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301" table:style-name="ce4">
            <text:p>1,301<text:s/></text:p>
          </table:table-cell>
          <table:table-cell office:value-type="float" office:value="4813" table:style-name="ce4">
            <text:p>4,81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pitaciolândia</text:p>
          </table:table-cell>
          <table:table-cell office:value-type="float" office:value="42" table:style-name="ce4">
            <text:p>42<text:s/></text:p>
          </table:table-cell>
          <table:table-cell office:value-type="float" office:value="48" table:style-name="ce4">
            <text:p>4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66" table:style-name="ce4">
            <text:p>966<text:s/></text:p>
          </table:table-cell>
          <table:table-cell office:value-type="float" office:value="3672" table:style-name="ce4">
            <text:p>3,67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Xapuri</text:p>
          </table:table-cell>
          <table:table-cell office:value-type="float" office:value="50" table:style-name="ce4">
            <text:p>50<text:s/></text:p>
          </table:table-cell>
          <table:table-cell office:value-type="float" office:value="56" table:style-name="ce4">
            <text:p>5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67" table:style-name="ce4">
            <text:p>967<text:s/></text:p>
          </table:table-cell>
          <table:table-cell office:value-type="float" office:value="3674" table:style-name="ce4">
            <text:p>3,674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mazonas</text:p>
          </table:table-cell>
          <table:table-cell office:value-type="float" office:value="57572" table:style-name="ce4">
            <text:p>57,572<text:s/></text:p>
          </table:table-cell>
          <table:table-cell office:value-type="float" office:value="99761" table:style-name="ce4">
            <text:p>99,76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183" table:style-name="ce4">
            <text:p>15,183<text:s/></text:p>
          </table:table-cell>
          <table:table-cell office:value-type="float" office:value="46294" table:style-name="ce4">
            <text:p>46,294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rte Amazonense</text:p>
          </table:table-cell>
          <table:table-cell office:value-type="float" office:value="1238" table:style-name="ce4">
            <text:p>1,238<text:s/></text:p>
          </table:table-cell>
          <table:table-cell office:value-type="float" office:value="2856" table:style-name="ce4">
            <text:p>2,85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78" table:style-name="ce4">
            <text:p>278<text:s/></text:p>
          </table:table-cell>
          <table:table-cell office:value-type="float" office:value="716" table:style-name="ce4">
            <text:p>716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io Negro</text:p>
          </table:table-cell>
          <table:table-cell office:value-type="float" office:value="905" table:style-name="ce4">
            <text:p>905<text:s/></text:p>
          </table:table-cell>
          <table:table-cell office:value-type="float" office:value="2226" table:style-name="ce4">
            <text:p>2,22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60" table:style-name="ce4">
            <text:p>260<text:s/></text:p>
          </table:table-cell>
          <table:table-cell office:value-type="float" office:value="650" table:style-name="ce4">
            <text:p>65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rcelos</text:p>
          </table:table-cell>
          <table:table-cell office:value-type="float" office:value="45" table:style-name="ce4">
            <text:p>45<text:s/></text:p>
          </table:table-cell>
          <table:table-cell office:value-type="float" office:value="76" table:style-name="ce4">
            <text:p>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0" table:style-name="ce4">
            <text:p>60<text:s/></text:p>
          </table:table-cell>
          <table:table-cell office:value-type="float" office:value="150" table:style-name="ce4">
            <text:p>15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o Airão</text:p>
          </table:table-cell>
          <table:table-cell office:value-type="float" office:value="50" table:style-name="ce4">
            <text:p>50<text:s/></text:p>
          </table:table-cell>
          <table:table-cell office:value-type="float" office:value="125" table:style-name="ce4">
            <text:p>1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0" table:style-name="ce4">
            <text:p>200<text:s/></text:p>
          </table:table-cell>
          <table:table-cell office:value-type="float" office:value="500" table:style-name="ce4">
            <text:p>5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Isabel do Rio Negro</text:p>
          </table:table-cell>
          <table:table-cell office:value-type="float" office:value="660" table:style-name="ce4">
            <text:p>660<text:s/></text:p>
          </table:table-cell>
          <table:table-cell office:value-type="float" office:value="1650" table:style-name="ce4">
            <text:p>1,6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Gabriel da Cachoeira</text:p>
          </table:table-cell>
          <table:table-cell office:value-type="float" office:value="150" table:style-name="ce4">
            <text:p>150<text:s/></text:p>
          </table:table-cell>
          <table:table-cell office:value-type="float" office:value="375" table:style-name="ce4">
            <text:p>37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Japurá</text:p>
          </table:table-cell>
          <table:table-cell office:value-type="float" office:value="333" table:style-name="ce4">
            <text:p>333<text:s/></text:p>
          </table:table-cell>
          <table:table-cell office:value-type="float" office:value="630" table:style-name="ce4">
            <text:p>63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8" table:style-name="ce4">
            <text:p>18<text:s/></text:p>
          </table:table-cell>
          <table:table-cell office:value-type="float" office:value="66" table:style-name="ce4">
            <text:p>6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purá</text:p>
          </table:table-cell>
          <table:table-cell office:value-type="float" office:value="260" table:style-name="ce4">
            <text:p>260<text:s/></text:p>
          </table:table-cell>
          <table:table-cell office:value-type="float" office:value="520" table:style-name="ce4">
            <text:p>5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58" table:style-name="ce4">
            <text:p>5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ã</text:p>
          </table:table-cell>
          <table:table-cell office:value-type="float" office:value="73" table:style-name="ce4">
            <text:p>73<text:s/></text:p>
          </table:table-cell>
          <table:table-cell office:value-type="float" office:value="110" table:style-name="ce4">
            <text:p>1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8" table:style-name="ce4">
            <text:p>8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doeste Amazonense</text:p>
          </table:table-cell>
          <table:table-cell office:value-type="float" office:value="2583" table:style-name="ce4">
            <text:p>2,583<text:s/></text:p>
          </table:table-cell>
          <table:table-cell office:value-type="float" office:value="4125" table:style-name="ce4">
            <text:p>4,1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64" table:style-name="ce4">
            <text:p>364<text:s/></text:p>
          </table:table-cell>
          <table:table-cell office:value-type="float" office:value="1115" table:style-name="ce4">
            <text:p>1,115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lto Solimões</text:p>
          </table:table-cell>
          <table:table-cell office:value-type="float" office:value="1102" table:style-name="ce4">
            <text:p>1,102<text:s/></text:p>
          </table:table-cell>
          <table:table-cell office:value-type="float" office:value="2495" table:style-name="ce4">
            <text:p>2,49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51" table:style-name="ce4">
            <text:p>351<text:s/></text:p>
          </table:table-cell>
          <table:table-cell office:value-type="float" office:value="1077" table:style-name="ce4">
            <text:p>1,07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maturá</text:p>
          </table:table-cell>
          <table:table-cell office:value-type="float" office:value="49" table:style-name="ce4">
            <text:p>49<text:s/></text:p>
          </table:table-cell>
          <table:table-cell office:value-type="float" office:value="122" table:style-name="ce4">
            <text:p>1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8" table:style-name="ce4">
            <text:p>108<text:s/></text:p>
          </table:table-cell>
          <table:table-cell office:value-type="float" office:value="377" table:style-name="ce4">
            <text:p>37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talaia do Norte</text:p>
          </table:table-cell>
          <table:table-cell office:value-type="float" office:value="45" table:style-name="ce4">
            <text:p>45<text:s/></text:p>
          </table:table-cell>
          <table:table-cell office:value-type="float" office:value="99" table:style-name="ce4">
            <text:p>9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njamin Constant</text:p>
          </table:table-cell>
          <table:table-cell office:value-type="float" office:value="31" table:style-name="ce4">
            <text:p>31<text:s/></text:p>
          </table:table-cell>
          <table:table-cell office:value-type="float" office:value="50" table:style-name="ce4">
            <text:p>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onte Boa</text:p>
          </table:table-cell>
          <table:table-cell office:value-type="float" office:value="176" table:style-name="ce4">
            <text:p>176<text:s/></text:p>
          </table:table-cell>
          <table:table-cell office:value-type="float" office:value="264" table:style-name="ce4">
            <text:p>26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2" table:style-name="ce4">
            <text:p>152<text:s/></text:p>
          </table:table-cell>
          <table:table-cell office:value-type="float" office:value="426" table:style-name="ce4">
            <text:p>42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taí</text:p>
          </table:table-cell>
          <table:table-cell office:value-type="float" office:value="324" table:style-name="ce4">
            <text:p>324<text:s/></text:p>
          </table:table-cell>
          <table:table-cell office:value-type="float" office:value="972" table:style-name="ce4">
            <text:p>97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3" table:style-name="ce4">
            <text:p>33<text:s/></text:p>
          </table:table-cell>
          <table:table-cell office:value-type="float" office:value="82" table:style-name="ce4">
            <text:p>8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o Antônio do Içá</text:p>
          </table:table-cell>
          <table:table-cell office:value-type="float" office:value="320" table:style-name="ce4">
            <text:p>320<text:s/></text:p>
          </table:table-cell>
          <table:table-cell office:value-type="float" office:value="800" table:style-name="ce4">
            <text:p>8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8" table:style-name="ce4">
            <text:p>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Paulo de Olivença</text:p>
          </table:table-cell>
          <table:table-cell office:value-type="float" office:value="32" table:style-name="ce4">
            <text:p>32<text:s/></text:p>
          </table:table-cell>
          <table:table-cell office:value-type="float" office:value="45" table:style-name="ce4">
            <text:p>4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8" table:style-name="ce4">
            <text:p>28<text:s/></text:p>
          </table:table-cell>
          <table:table-cell office:value-type="float" office:value="61" table:style-name="ce4">
            <text:p>6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batinga</text:p>
          </table:table-cell>
          <table:table-cell office:value-type="float" office:value="100" table:style-name="ce4">
            <text:p>100<text:s/></text:p>
          </table:table-cell>
          <table:table-cell office:value-type="float" office:value="80" table:style-name="ce4">
            <text:p>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34" table:style-name="ce4">
            <text:p>3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onantins</text:p>
          </table:table-cell>
          <table:table-cell office:value-type="float" office:value="26" table:style-name="ce4">
            <text:p>26<text:s/></text:p>
          </table:table-cell>
          <table:table-cell office:value-type="float" office:value="64" table:style-name="ce4">
            <text:p>6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89" table:style-name="ce4">
            <text:p>89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Juruá</text:p>
          </table:table-cell>
          <table:table-cell office:value-type="float" office:value="1481" table:style-name="ce4">
            <text:p>1,481<text:s/></text:p>
          </table:table-cell>
          <table:table-cell office:value-type="float" office:value="1630" table:style-name="ce4">
            <text:p>1,63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" table:style-name="ce4">
            <text:p>12<text:s/></text:p>
          </table:table-cell>
          <table:table-cell office:value-type="float" office:value="38" table:style-name="ce4">
            <text:p>3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auari</text:p>
          </table:table-cell>
          <table:table-cell office:value-type="float" office:value="600" table:style-name="ce4">
            <text:p>600<text:s/></text:p>
          </table:table-cell>
          <table:table-cell office:value-type="float" office:value="750" table:style-name="ce4">
            <text:p>7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irunepé</text:p>
          </table:table-cell>
          <table:table-cell office:value-type="float" office:value="35" table:style-name="ce4">
            <text:p>35<text:s/></text:p>
          </table:table-cell>
          <table:table-cell office:value-type="float" office:value="21" table:style-name="ce4">
            <text:p>2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0" table:style-name="ce4">
            <text:p>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nvira</text:p>
          </table:table-cell>
          <table:table-cell office:value-type="float" office:value="165" table:style-name="ce4">
            <text:p>165<text:s/></text:p>
          </table:table-cell>
          <table:table-cell office:value-type="float" office:value="99" table:style-name="ce4">
            <text:p>9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jará</text:p>
          </table:table-cell>
          <table:table-cell office:value-type="float" office:value="18" table:style-name="ce4">
            <text:p>18<text:s/></text:p>
          </table:table-cell>
          <table:table-cell office:value-type="float" office:value="53" table:style-name="ce4">
            <text:p>5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pixuna</text:p>
          </table:table-cell>
          <table:table-cell office:value-type="float" office:value="13" table:style-name="ce4">
            <text:p>13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marati</text:p>
          </table:table-cell>
          <table:table-cell office:value-type="float" office:value="200" table:style-name="ce4">
            <text:p>200<text:s/></text:p>
          </table:table-cell>
          <table:table-cell office:value-type="float" office:value="240" table:style-name="ce4">
            <text:p>2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ruá</text:p>
          </table:table-cell>
          <table:table-cell office:value-type="float" office:value="450" table:style-name="ce4">
            <text:p>450<text:s/></text:p>
          </table:table-cell>
          <table:table-cell office:value-type="float" office:value="450" table:style-name="ce4">
            <text:p>4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27" table:style-name="ce4">
            <text:p>27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entro Amazonense</text:p>
          </table:table-cell>
          <table:table-cell office:value-type="float" office:value="40955" table:style-name="ce4">
            <text:p>40,955<text:s/></text:p>
          </table:table-cell>
          <table:table-cell office:value-type="float" office:value="73002" table:style-name="ce4">
            <text:p>73,00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677" table:style-name="ce4">
            <text:p>7,677<text:s/></text:p>
          </table:table-cell>
          <table:table-cell office:value-type="float" office:value="22688" table:style-name="ce4">
            <text:p>22,688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Tefé</text:p>
          </table:table-cell>
          <table:table-cell office:value-type="float" office:value="837" table:style-name="ce4">
            <text:p>837<text:s/></text:p>
          </table:table-cell>
          <table:table-cell office:value-type="float" office:value="2112" table:style-name="ce4">
            <text:p>2,1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05" table:style-name="ce4">
            <text:p>1,105<text:s/></text:p>
          </table:table-cell>
          <table:table-cell office:value-type="float" office:value="3064" table:style-name="ce4">
            <text:p>3,06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varães</text:p>
          </table:table-cell>
          <table:table-cell office:value-type="float" office:value="142" table:style-name="ce4">
            <text:p>142<text:s/></text:p>
          </table:table-cell>
          <table:table-cell office:value-type="float" office:value="355" table:style-name="ce4">
            <text:p>35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70" table:style-name="ce4">
            <text:p>270<text:s/></text:p>
          </table:table-cell>
          <table:table-cell office:value-type="float" office:value="810" table:style-name="ce4">
            <text:p>8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fé</text:p>
          </table:table-cell>
          <table:table-cell office:value-type="float" office:value="600" table:style-name="ce4">
            <text:p>600<text:s/></text:p>
          </table:table-cell>
          <table:table-cell office:value-type="float" office:value="1500" table:style-name="ce4">
            <text:p>1,5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20" table:style-name="ce4">
            <text:p>720<text:s/></text:p>
          </table:table-cell>
          <table:table-cell office:value-type="float" office:value="1944" table:style-name="ce4">
            <text:p>1,94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Uarini</text:p>
          </table:table-cell>
          <table:table-cell office:value-type="float" office:value="95" table:style-name="ce4">
            <text:p>95<text:s/></text:p>
          </table:table-cell>
          <table:table-cell office:value-type="float" office:value="256" table:style-name="ce4">
            <text:p>25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5" table:style-name="ce4">
            <text:p>115<text:s/></text:p>
          </table:table-cell>
          <table:table-cell office:value-type="float" office:value="310" table:style-name="ce4">
            <text:p>31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oari</text:p>
          </table:table-cell>
          <table:table-cell office:value-type="float" office:value="29443" table:style-name="ce4">
            <text:p>29,443<text:s/></text:p>
          </table:table-cell>
          <table:table-cell office:value-type="float" office:value="51909" table:style-name="ce4">
            <text:p>51,90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004" table:style-name="ce4">
            <text:p>5,004<text:s/></text:p>
          </table:table-cell>
          <table:table-cell office:value-type="float" office:value="15308" table:style-name="ce4">
            <text:p>15,30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amã</text:p>
          </table:table-cell>
          <table:table-cell office:value-type="float" office:value="318" table:style-name="ce4">
            <text:p>318<text:s/></text:p>
          </table:table-cell>
          <table:table-cell office:value-type="float" office:value="636" table:style-name="ce4">
            <text:p>63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8" table:style-name="ce4">
            <text:p>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ori</text:p>
          </table:table-cell>
          <table:table-cell office:value-type="float" office:value="1500" table:style-name="ce4">
            <text:p>1,500<text:s/></text:p>
          </table:table-cell>
          <table:table-cell office:value-type="float" office:value="4500" table:style-name="ce4">
            <text:p>4,5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" table:style-name="ce4">
            <text:p>11<text:s/></text:p>
          </table:table-cell>
          <table:table-cell office:value-type="float" office:value="42" table:style-name="ce4">
            <text:p>4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ruri</text:p>
          </table:table-cell>
          <table:table-cell office:value-type="float" office:value="168" table:style-name="ce4">
            <text:p>168<text:s/></text:p>
          </table:table-cell>
          <table:table-cell office:value-type="float" office:value="252" table:style-name="ce4">
            <text:p>25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38" table:style-name="ce4">
            <text:p>1,538<text:s/></text:p>
          </table:table-cell>
          <table:table-cell office:value-type="float" office:value="2307" table:style-name="ce4">
            <text:p>2,30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apiranga</text:p>
          </table:table-cell>
          <table:table-cell office:value-type="float" office:value="567" table:style-name="ce4">
            <text:p>567<text:s/></text:p>
          </table:table-cell>
          <table:table-cell office:value-type="float" office:value="851" table:style-name="ce4">
            <text:p>85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ari</text:p>
          </table:table-cell>
          <table:table-cell office:value-type="float" office:value="1890" table:style-name="ce4">
            <text:p>1,890<text:s/></text:p>
          </table:table-cell>
          <table:table-cell office:value-type="float" office:value="5670" table:style-name="ce4">
            <text:p>5,67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600" table:style-name="ce4">
            <text:p>2,600<text:s/></text:p>
          </table:table-cell>
          <table:table-cell office:value-type="float" office:value="10400" table:style-name="ce4">
            <text:p>10,4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dajás</text:p>
          </table:table-cell>
          <table:table-cell office:value-type="float" office:value="25000" table:style-name="ce4">
            <text:p>25,000<text:s/></text:p>
          </table:table-cell>
          <table:table-cell office:value-type="float" office:value="40000" table:style-name="ce4">
            <text:p>40,0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50" table:style-name="ce4">
            <text:p>850<text:s/></text:p>
          </table:table-cell>
          <table:table-cell office:value-type="float" office:value="2550" table:style-name="ce4">
            <text:p>2,55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naus</text:p>
          </table:table-cell>
          <table:table-cell office:value-type="float" office:value="2476" table:style-name="ce4">
            <text:p>2,476<text:s/></text:p>
          </table:table-cell>
          <table:table-cell office:value-type="float" office:value="5313" table:style-name="ce4">
            <text:p>5,31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21" table:style-name="ce4">
            <text:p>521<text:s/></text:p>
          </table:table-cell>
          <table:table-cell office:value-type="float" office:value="1363" table:style-name="ce4">
            <text:p>1,36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tazes</text:p>
          </table:table-cell>
          <table:table-cell office:value-type="float" office:value="62" table:style-name="ce4">
            <text:p>62<text:s/></text:p>
          </table:table-cell>
          <table:table-cell office:value-type="float" office:value="68" table:style-name="ce4">
            <text:p>6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78" table:style-name="ce4">
            <text:p>478<text:s/></text:p>
          </table:table-cell>
          <table:table-cell office:value-type="float" office:value="1243" table:style-name="ce4">
            <text:p>1,24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eiro</text:p>
          </table:table-cell>
          <table:table-cell office:value-type="float" office:value="420" table:style-name="ce4">
            <text:p>420<text:s/></text:p>
          </table:table-cell>
          <table:table-cell office:value-type="float" office:value="714" table:style-name="ce4">
            <text:p>71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randuba</text:p>
          </table:table-cell>
          <table:table-cell office:value-type="float" office:value="144" table:style-name="ce4">
            <text:p>144<text:s/></text:p>
          </table:table-cell>
          <table:table-cell office:value-type="float" office:value="230" table:style-name="ce4">
            <text:p>23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nacapur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2" table:style-name="ce4">
            <text:p>22<text:s/></text:p>
          </table:table-cell>
          <table:table-cell office:value-type="float" office:value="76" table:style-name="ce4">
            <text:p>7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naquiri</text:p>
          </table:table-cell>
          <table:table-cell office:value-type="float" office:value="1600" table:style-name="ce4">
            <text:p>1,600<text:s/></text:p>
          </table:table-cell>
          <table:table-cell office:value-type="float" office:value="4000" table:style-name="ce4">
            <text:p>4,0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" table:style-name="ce4">
            <text:p>21<text:s/></text:p>
          </table:table-cell>
          <table:table-cell office:value-type="float" office:value="45" table:style-name="ce4">
            <text:p>4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naus</text:p>
          </table:table-cell>
          <table:table-cell office:value-type="float" office:value="250" table:style-name="ce4">
            <text:p>250<text:s/></text:p>
          </table:table-cell>
          <table:table-cell office:value-type="float" office:value="300" table:style-name="ce4">
            <text:p>3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io Preto da Eva</text:p>
          </table:table-cell>
          <table:table-cell office:value-type="float" office:value="302" table:style-name="ce4">
            <text:p>302<text:s/></text:p>
          </table:table-cell>
          <table:table-cell office:value-type="float" office:value="483" table:style-name="ce4">
            <text:p>48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39" table:style-name="ce4">
            <text:p>39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esidente Figueiredo</text:p>
          </table:table-cell>
          <table:table-cell office:value-type="float" office:value="300" table:style-name="ce4">
            <text:p>300<text:s/></text:p>
          </table:table-cell>
          <table:table-cell office:value-type="float" office:value="480" table:style-name="ce4">
            <text:p>4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8" table:style-name="ce4">
            <text:p>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io Preto da Eva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31" table:style-name="ce4">
            <text:p>31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tacoatiara</text:p>
          </table:table-cell>
          <table:table-cell office:value-type="float" office:value="6787" table:style-name="ce4">
            <text:p>6,787<text:s/></text:p>
          </table:table-cell>
          <table:table-cell office:value-type="float" office:value="10904" table:style-name="ce4">
            <text:p>10,90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66" table:style-name="ce4">
            <text:p>366<text:s/></text:p>
          </table:table-cell>
          <table:table-cell office:value-type="float" office:value="1181" table:style-name="ce4">
            <text:p>1,18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coatiara</text:p>
          </table:table-cell>
          <table:table-cell office:value-type="float" office:value="5300" table:style-name="ce4">
            <text:p>5,300<text:s/></text:p>
          </table:table-cell>
          <table:table-cell office:value-type="float" office:value="7950" table:style-name="ce4">
            <text:p>7,9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0" table:style-name="ce4">
            <text:p>50<text:s/></text:p>
          </table:table-cell>
          <table:table-cell office:value-type="float" office:value="100" table:style-name="ce4">
            <text:p>1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piranga</text:p>
          </table:table-cell>
          <table:table-cell office:value-type="float" office:value="816" table:style-name="ce4">
            <text:p>816<text:s/></text:p>
          </table:table-cell>
          <table:table-cell office:value-type="float" office:value="2040" table:style-name="ce4">
            <text:p>2,0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Olinda do Norte</text:p>
          </table:table-cell>
          <table:table-cell office:value-type="float" office:value="420" table:style-name="ce4">
            <text:p>420<text:s/></text:p>
          </table:table-cell>
          <table:table-cell office:value-type="float" office:value="349" table:style-name="ce4">
            <text:p>34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00" table:style-name="ce4">
            <text:p>300<text:s/></text:p>
          </table:table-cell>
          <table:table-cell office:value-type="float" office:value="1050" table:style-name="ce4">
            <text:p>1,05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ilves</text:p>
          </table:table-cell>
          <table:table-cell office:value-type="float" office:value="126" table:style-name="ce4">
            <text:p>126<text:s/></text:p>
          </table:table-cell>
          <table:table-cell office:value-type="float" office:value="315" table:style-name="ce4">
            <text:p>3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Urucurituba</text:p>
          </table:table-cell>
          <table:table-cell office:value-type="float" office:value="125" table:style-name="ce4">
            <text:p>125<text:s/></text:p>
          </table:table-cell>
          <table:table-cell office:value-type="float" office:value="250" table:style-name="ce4">
            <text:p>2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" table:style-name="ce4">
            <text:p>16<text:s/></text:p>
          </table:table-cell>
          <table:table-cell office:value-type="float" office:value="31" table:style-name="ce4">
            <text:p>31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arintins</text:p>
          </table:table-cell>
          <table:table-cell office:value-type="float" office:value="1110" table:style-name="ce4">
            <text:p>1,110<text:s/></text:p>
          </table:table-cell>
          <table:table-cell office:value-type="float" office:value="2283" table:style-name="ce4">
            <text:p>2,28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68" table:style-name="ce4">
            <text:p>668<text:s/></text:p>
          </table:table-cell>
          <table:table-cell office:value-type="float" office:value="1732" table:style-name="ce4">
            <text:p>1,73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rreirinha</text:p>
          </table:table-cell>
          <table:table-cell office:value-type="float" office:value="148" table:style-name="ce4">
            <text:p>148<text:s/></text:p>
          </table:table-cell>
          <table:table-cell office:value-type="float" office:value="369" table:style-name="ce4">
            <text:p>36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" table:style-name="ce4">
            <text:p>21<text:s/></text:p>
          </table:table-cell>
          <table:table-cell office:value-type="float" office:value="42" table:style-name="ce4">
            <text:p>4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a Vista do Ramos</text:p>
          </table:table-cell>
          <table:table-cell office:value-type="float" office:value="9" table:style-name="ce4">
            <text:p>9<text:s/></text:p>
          </table:table-cell>
          <table:table-cell office:value-type="float" office:value="18" table:style-name="ce4">
            <text:p>1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4" table:style-name="ce4">
            <text:p>1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ués</text:p>
          </table:table-cell>
          <table:table-cell office:value-type="float" office:value="220" table:style-name="ce4">
            <text:p>220<text:s/></text:p>
          </table:table-cell>
          <table:table-cell office:value-type="float" office:value="440" table:style-name="ce4">
            <text:p>4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6" table:style-name="ce4">
            <text:p>126<text:s/></text:p>
          </table:table-cell>
          <table:table-cell office:value-type="float" office:value="378" table:style-name="ce4">
            <text:p>37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hamundá</text:p>
          </table:table-cell>
          <table:table-cell office:value-type="float" office:value="11" table:style-name="ce4">
            <text:p>11<text:s/></text:p>
          </table:table-cell>
          <table:table-cell office:value-type="float" office:value="13" table:style-name="ce4">
            <text:p>1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21" table:style-name="ce4">
            <text:p>221<text:s/></text:p>
          </table:table-cell>
          <table:table-cell office:value-type="float" office:value="575" table:style-name="ce4">
            <text:p>57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rintins</text:p>
          </table:table-cell>
          <table:table-cell office:value-type="float" office:value="160" table:style-name="ce4">
            <text:p>160<text:s/></text:p>
          </table:table-cell>
          <table:table-cell office:value-type="float" office:value="288" table:style-name="ce4">
            <text:p>28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0" table:style-name="ce4">
            <text:p>150<text:s/></text:p>
          </table:table-cell>
          <table:table-cell office:value-type="float" office:value="345" table:style-name="ce4">
            <text:p>34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Sebastião do Uatumã</text:p>
          </table:table-cell>
          <table:table-cell office:value-type="float" office:value="62" table:style-name="ce4">
            <text:p>62<text:s/></text:p>
          </table:table-cell>
          <table:table-cell office:value-type="float" office:value="155" table:style-name="ce4">
            <text:p>15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0" table:style-name="ce4">
            <text:p>110<text:s/></text:p>
          </table:table-cell>
          <table:table-cell office:value-type="float" office:value="330" table:style-name="ce4">
            <text:p>33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Urucará</text:p>
          </table:table-cell>
          <table:table-cell office:value-type="float" office:value="500" table:style-name="ce4">
            <text:p>500<text:s/></text:p>
          </table:table-cell>
          <table:table-cell office:value-type="float" office:value="1000" table:style-name="ce4">
            <text:p>1,0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2" table:style-name="ce4">
            <text:p>32<text:s/></text:p>
          </table:table-cell>
          <table:table-cell office:value-type="float" office:value="47" table:style-name="ce4">
            <text:p>47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l Amazonense</text:p>
          </table:table-cell>
          <table:table-cell office:value-type="float" office:value="12796" table:style-name="ce4">
            <text:p>12,796<text:s/></text:p>
          </table:table-cell>
          <table:table-cell office:value-type="float" office:value="19778" table:style-name="ce4">
            <text:p>19,77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864" table:style-name="ce4">
            <text:p>6,864<text:s/></text:p>
          </table:table-cell>
          <table:table-cell office:value-type="float" office:value="21775" table:style-name="ce4">
            <text:p>21,775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oca do Acre</text:p>
          </table:table-cell>
          <table:table-cell office:value-type="float" office:value="539" table:style-name="ce4">
            <text:p>539<text:s/></text:p>
          </table:table-cell>
          <table:table-cell office:value-type="float" office:value="674" table:style-name="ce4">
            <text:p>67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32" table:style-name="ce4">
            <text:p>1,032<text:s/></text:p>
          </table:table-cell>
          <table:table-cell office:value-type="float" office:value="4837" table:style-name="ce4">
            <text:p>4,83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ca do Acre</text:p>
          </table:table-cell>
          <table:table-cell office:value-type="float" office:value="539" table:style-name="ce4">
            <text:p>539<text:s/></text:p>
          </table:table-cell>
          <table:table-cell office:value-type="float" office:value="673" table:style-name="ce4">
            <text:p>67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02" table:style-name="ce4">
            <text:p>902<text:s/></text:p>
          </table:table-cell>
          <table:table-cell office:value-type="float" office:value="4512" table:style-name="ce4">
            <text:p>4,51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uini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30" table:style-name="ce4">
            <text:p>130<text:s/></text:p>
          </table:table-cell>
          <table:table-cell office:value-type="float" office:value="325" table:style-name="ce4">
            <text:p>325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urus</text:p>
          </table:table-cell>
          <table:table-cell office:value-type="float" office:value="6422" table:style-name="ce4">
            <text:p>6,422<text:s/></text:p>
          </table:table-cell>
          <table:table-cell office:value-type="float" office:value="10410" table:style-name="ce4">
            <text:p>10,4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52" table:style-name="ce4">
            <text:p>1,152<text:s/></text:p>
          </table:table-cell>
          <table:table-cell office:value-type="float" office:value="2560" table:style-name="ce4">
            <text:p>2,56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nutama</text:p>
          </table:table-cell>
          <table:table-cell office:value-type="float" office:value="22" table:style-name="ce4">
            <text:p>22<text:s/></text:p>
          </table:table-cell>
          <table:table-cell office:value-type="float" office:value="110" table:style-name="ce4">
            <text:p>1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0" table:style-name="ce4">
            <text:p>120<text:s/></text:p>
          </table:table-cell>
          <table:table-cell office:value-type="float" office:value="480" table:style-name="ce4">
            <text:p>48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ábrea</text:p>
          </table:table-cell>
          <table:table-cell office:value-type="float" office:value="5000" table:style-name="ce4">
            <text:p>5,000<text:s/></text:p>
          </table:table-cell>
          <table:table-cell office:value-type="float" office:value="7500" table:style-name="ce4">
            <text:p>7,5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00" table:style-name="ce4">
            <text:p>1,000<text:s/></text:p>
          </table:table-cell>
          <table:table-cell office:value-type="float" office:value="2000" table:style-name="ce4">
            <text:p>2,0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pauá</text:p>
          </table:table-cell>
          <table:table-cell office:value-type="float" office:value="1400" table:style-name="ce4">
            <text:p>1,400<text:s/></text:p>
          </table:table-cell>
          <table:table-cell office:value-type="float" office:value="2800" table:style-name="ce4">
            <text:p>2,8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2" table:style-name="ce4">
            <text:p>32<text:s/></text:p>
          </table:table-cell>
          <table:table-cell office:value-type="float" office:value="80" table:style-name="ce4">
            <text:p>8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deira</text:p>
          </table:table-cell>
          <table:table-cell office:value-type="float" office:value="5835" table:style-name="ce4">
            <text:p>5,835<text:s/></text:p>
          </table:table-cell>
          <table:table-cell office:value-type="float" office:value="8694" table:style-name="ce4">
            <text:p>8,69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680" table:style-name="ce4">
            <text:p>4,680<text:s/></text:p>
          </table:table-cell>
          <table:table-cell office:value-type="float" office:value="14378" table:style-name="ce4">
            <text:p>14,37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puí</text:p>
          </table:table-cell>
          <table:table-cell office:value-type="float" office:value="30" table:style-name="ce4">
            <text:p>30<text:s/></text:p>
          </table:table-cell>
          <table:table-cell office:value-type="float" office:value="54" table:style-name="ce4">
            <text:p>5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53" table:style-name="ce4">
            <text:p>5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rba</text:p>
          </table:table-cell>
          <table:table-cell office:value-type="float" office:value="500" table:style-name="ce4">
            <text:p>500<text:s/></text:p>
          </table:table-cell>
          <table:table-cell office:value-type="float" office:value="1250" table:style-name="ce4">
            <text:p>1,2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3" table:style-name="ce4">
            <text:p>53<text:s/></text:p>
          </table:table-cell>
          <table:table-cell office:value-type="float" office:value="240" table:style-name="ce4">
            <text:p>24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umaitá</text:p>
          </table:table-cell>
          <table:table-cell office:value-type="float" office:value="2135" table:style-name="ce4">
            <text:p>2,135<text:s/></text:p>
          </table:table-cell>
          <table:table-cell office:value-type="float" office:value="3800" table:style-name="ce4">
            <text:p>3,8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360" table:style-name="ce4">
            <text:p>3,360<text:s/></text:p>
          </table:table-cell>
          <table:table-cell office:value-type="float" office:value="9576" table:style-name="ce4">
            <text:p>9,57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nicoré</text:p>
          </table:table-cell>
          <table:table-cell office:value-type="float" office:value="2100" table:style-name="ce4">
            <text:p>2,100<text:s/></text:p>
          </table:table-cell>
          <table:table-cell office:value-type="float" office:value="2520" table:style-name="ce4">
            <text:p>2,5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35" table:style-name="ce4">
            <text:p>735<text:s/></text:p>
          </table:table-cell>
          <table:table-cell office:value-type="float" office:value="2646" table:style-name="ce4">
            <text:p>2,64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o Aripuanã</text:p>
          </table:table-cell>
          <table:table-cell office:value-type="float" office:value="1070" table:style-name="ce4">
            <text:p>1,070<text:s/></text:p>
          </table:table-cell>
          <table:table-cell office:value-type="float" office:value="1070" table:style-name="ce4">
            <text:p>1,07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18" table:style-name="ce4">
            <text:p>518<text:s/></text:p>
          </table:table-cell>
          <table:table-cell office:value-type="float" office:value="1863" table:style-name="ce4">
            <text:p>1,863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oraima</text:p>
          </table:table-cell>
          <table:table-cell office:value-type="float" office:value="23" table:style-name="ce4">
            <text:p>23<text:s/></text:p>
          </table:table-cell>
          <table:table-cell office:value-type="float" office:value="44" table:style-name="ce4">
            <text:p>44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161" table:style-name="ce4">
            <text:p>161<text:s/></text:p>
          </table:table-cell>
          <table:table-cell office:value-type="float" office:value="563" table:style-name="ce4">
            <text:p>563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rte de Rorai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Nordeste de Rorai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mand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l de Roraima</text:p>
          </table:table-cell>
          <table:table-cell office:value-type="float" office:value="23" table:style-name="ce4">
            <text:p>23<text:s/></text:p>
          </table:table-cell>
          <table:table-cell office:value-type="float" office:value="44" table:style-name="ce4">
            <text:p>4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1" table:style-name="ce4">
            <text:p>161<text:s/></text:p>
          </table:table-cell>
          <table:table-cell office:value-type="float" office:value="563" table:style-name="ce4">
            <text:p>563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racaraí</text:p>
          </table:table-cell>
          <table:table-cell office:value-type="float" office:value="22" table:style-name="ce4">
            <text:p>22<text:s/></text:p>
          </table:table-cell>
          <table:table-cell office:value-type="float" office:value="40" table:style-name="ce4">
            <text:p>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acaraí</text:p>
          </table:table-cell>
          <table:table-cell office:value-type="float" office:value="22" table:style-name="ce4">
            <text:p>22<text:s/></text:p>
          </table:table-cell>
          <table:table-cell office:value-type="float" office:value="40" table:style-name="ce4">
            <text:p>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udeste de Roraima</text:p>
          </table:table-cell>
          <table:table-cell office:value-type="float" office:value="1" table:style-name="ce4">
            <text:p>1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1" table:style-name="ce4">
            <text:p>161<text:s/></text:p>
          </table:table-cell>
          <table:table-cell office:value-type="float" office:value="563" table:style-name="ce4">
            <text:p>56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oeb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6" table:style-name="ce4">
            <text:p>36<text:s/></text:p>
          </table:table-cell>
          <table:table-cell office:value-type="float" office:value="127" table:style-name="ce4">
            <text:p>12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orainópolis</text:p>
          </table:table-cell>
          <table:table-cell office:value-type="float" office:value="1" table:style-name="ce4">
            <text:p>1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8" table:style-name="ce4">
            <text:p>58<text:s/></text:p>
          </table:table-cell>
          <table:table-cell office:value-type="float" office:value="202" table:style-name="ce4">
            <text:p>20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ão da Baliz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4" table:style-name="ce4">
            <text:p>34<text:s/></text:p>
          </table:table-cell>
          <table:table-cell office:value-type="float" office:value="118" table:style-name="ce4">
            <text:p>11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Luiz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3" table:style-name="ce4">
            <text:p>33<text:s/></text:p>
          </table:table-cell>
          <table:table-cell office:value-type="float" office:value="116" table:style-name="ce4">
            <text:p>11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rá</text:p>
          </table:table-cell>
          <table:table-cell office:value-type="float" office:value="131836" table:style-name="ce4">
            <text:p>131,836<text:s/></text:p>
          </table:table-cell>
          <table:table-cell office:value-type="float" office:value="376794" table:style-name="ce4">
            <text:p>376,794<text:s/></text:p>
          </table:table-cell>
          <table:table-cell office:value-type="float" office:value="51" table:style-name="ce4">
            <text:p>51<text:s/></text:p>
          </table:table-cell>
          <table:table-cell office:value-type="float" office:value="137" table:style-name="ce4">
            <text:p>137<text:s/></text:p>
          </table:table-cell>
          <table:table-cell office:value-type="float" office:value="6866" table:style-name="ce4">
            <text:p>6,866<text:s/></text:p>
          </table:table-cell>
          <table:table-cell office:value-type="float" office:value="19259" table:style-name="ce4">
            <text:p>19,259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aixo Amazonas</text:p>
          </table:table-cell>
          <table:table-cell office:value-type="float" office:value="1391" table:style-name="ce4">
            <text:p>1,391<text:s/></text:p>
          </table:table-cell>
          <table:table-cell office:value-type="float" office:value="2894" table:style-name="ce4">
            <text:p>2,894<text:s/></text:p>
          </table:table-cell>
          <table:table-cell office:value-type="float" office:value="25" table:style-name="ce4">
            <text:p>25<text:s/></text:p>
          </table:table-cell>
          <table:table-cell office:value-type="float" office:value="71" table:style-name="ce4">
            <text:p>71<text:s/></text:p>
          </table:table-cell>
          <table:table-cell office:value-type="float" office:value="4351" table:style-name="ce4">
            <text:p>4,351<text:s/></text:p>
          </table:table-cell>
          <table:table-cell office:value-type="float" office:value="13056" table:style-name="ce4">
            <text:p>13,056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Óbidos</text:p>
          </table:table-cell>
          <table:table-cell office:value-type="float" office:value="843" table:style-name="ce4">
            <text:p>843<text:s/></text:p>
          </table:table-cell>
          <table:table-cell office:value-type="float" office:value="1531" table:style-name="ce4">
            <text:p>1,531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3399" table:style-name="ce4">
            <text:p>3,399<text:s/></text:p>
          </table:table-cell>
          <table:table-cell office:value-type="float" office:value="11023" table:style-name="ce4">
            <text:p>11,02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aro</text:p>
          </table:table-cell>
          <table:table-cell office:value-type="float" office:value="10" table:style-name="ce4">
            <text:p>10<text:s/></text:p>
          </table:table-cell>
          <table:table-cell office:value-type="float" office:value="19" table:style-name="ce4">
            <text:p>19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45" table:style-name="ce4">
            <text:p>45<text:s/></text:p>
          </table:table-cell>
          <table:table-cell office:value-type="float" office:value="135" table:style-name="ce4">
            <text:p>13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ruti</text:p>
          </table:table-cell>
          <table:table-cell office:value-type="float" office:value="53" table:style-name="ce4">
            <text:p>53<text:s/></text:p>
          </table:table-cell>
          <table:table-cell office:value-type="float" office:value="79" table:style-name="ce4">
            <text:p>7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0" table:style-name="ce4">
            <text:p>50<text:s/></text:p>
          </table:table-cell>
          <table:table-cell office:value-type="float" office:value="151" table:style-name="ce4">
            <text:p>15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Óbidos</text:p>
          </table:table-cell>
          <table:table-cell office:value-type="float" office:value="650" table:style-name="ce4">
            <text:p>650<text:s/></text:p>
          </table:table-cell>
          <table:table-cell office:value-type="float" office:value="1170" table:style-name="ce4">
            <text:p>1,170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5" table:style-name="ce4">
            <text:p>5<text:s/></text:p>
          </table:table-cell>
          <table:table-cell office:value-type="float" office:value="1500" table:style-name="ce4">
            <text:p>1,500<text:s/></text:p>
          </table:table-cell>
          <table:table-cell office:value-type="float" office:value="4800" table:style-name="ce4">
            <text:p>4,8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riximiná</text:p>
          </table:table-cell>
          <table:table-cell office:value-type="float" office:value="127" table:style-name="ce4">
            <text:p>127<text:s/></text:p>
          </table:table-cell>
          <table:table-cell office:value-type="float" office:value="255" table:style-name="ce4">
            <text:p>25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750" table:style-name="ce4">
            <text:p>1,750<text:s/></text:p>
          </table:table-cell>
          <table:table-cell office:value-type="float" office:value="5775" table:style-name="ce4">
            <text:p>5,77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rra Santa</text:p>
          </table:table-cell>
          <table:table-cell office:value-type="float" office:value="4" table:style-name="ce4">
            <text:p>4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54" table:style-name="ce4">
            <text:p>54<text:s/></text:p>
          </table:table-cell>
          <table:table-cell office:value-type="float" office:value="162" table:style-name="ce4">
            <text:p>162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antarém</text:p>
          </table:table-cell>
          <table:table-cell office:value-type="float" office:value="447" table:style-name="ce4">
            <text:p>447<text:s/></text:p>
          </table:table-cell>
          <table:table-cell office:value-type="float" office:value="1125" table:style-name="ce4">
            <text:p>1,125<text:s/></text:p>
          </table:table-cell>
          <table:table-cell office:value-type="float" office:value="22" table:style-name="ce4">
            <text:p>22<text:s/></text:p>
          </table:table-cell>
          <table:table-cell office:value-type="float" office:value="66" table:style-name="ce4">
            <text:p>66<text:s/></text:p>
          </table:table-cell>
          <table:table-cell office:value-type="float" office:value="772" table:style-name="ce4">
            <text:p>772<text:s/></text:p>
          </table:table-cell>
          <table:table-cell office:value-type="float" office:value="1690" table:style-name="ce4">
            <text:p>1,69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enquer</text:p>
          </table:table-cell>
          <table:table-cell office:value-type="float" office:value="18" table:style-name="ce4">
            <text:p>18<text:s/></text:p>
          </table:table-cell>
          <table:table-cell office:value-type="float" office:value="40" table:style-name="ce4">
            <text:p>40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25" table:style-name="ce4">
            <text:p>25<text:s/></text:p>
          </table:table-cell>
          <table:table-cell office:value-type="float" office:value="610" table:style-name="ce4">
            <text:p>610<text:s/></text:p>
          </table:table-cell>
          <table:table-cell office:value-type="float" office:value="1220" table:style-name="ce4">
            <text:p>1,22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lterra</text:p>
          </table:table-cell>
          <table:table-cell office:value-type="float" office:value="4" table:style-name="ce4">
            <text:p>4<text:s/></text:p>
          </table:table-cell>
          <table:table-cell office:value-type="float" office:value="11" table:style-name="ce4">
            <text:p>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ruá</text:p>
          </table:table-cell>
          <table:table-cell office:value-type="float" office:value="59" table:style-name="ce4">
            <text:p>59<text:s/></text:p>
          </table:table-cell>
          <table:table-cell office:value-type="float" office:value="76" table:style-name="ce4">
            <text:p>76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22" table:style-name="ce4">
            <text:p>122<text:s/></text:p>
          </table:table-cell>
          <table:table-cell office:value-type="float" office:value="365" table:style-name="ce4">
            <text:p>36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juí dos Campos</text:p>
          </table:table-cell>
          <table:table-cell office:value-type="float" office:value="5" table:style-name="ce4">
            <text:p>5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nte Alegre</text:p>
          </table:table-cell>
          <table:table-cell office:value-type="float" office:value="80" table:style-name="ce4">
            <text:p>80<text:s/></text:p>
          </table:table-cell>
          <table:table-cell office:value-type="float" office:value="184" table:style-name="ce4">
            <text:p>18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lacas</text:p>
          </table:table-cell>
          <table:table-cell office:value-type="float" office:value="4" table:style-name="ce4">
            <text:p>4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0" table:style-name="ce4">
            <text:p>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ainha</text:p>
          </table:table-cell>
          <table:table-cell office:value-type="float" office:value="200" table:style-name="ce4">
            <text:p>200<text:s/></text:p>
          </table:table-cell>
          <table:table-cell office:value-type="float" office:value="600" table:style-name="ce4">
            <text:p>6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8" table:style-name="ce4">
            <text:p>18<text:s/></text:p>
          </table:table-cell>
          <table:table-cell office:value-type="float" office:value="62" table:style-name="ce4">
            <text:p>6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rém</text:p>
          </table:table-cell>
          <table:table-cell office:value-type="float" office:value="77" table:style-name="ce4">
            <text:p>77<text:s/></text:p>
          </table:table-cell>
          <table:table-cell office:value-type="float" office:value="193" table:style-name="ce4">
            <text:p>193<text:s/></text:p>
          </table:table-cell>
          <table:table-cell office:value-type="float" office:value="16" table:style-name="ce4">
            <text:p>16<text:s/></text:p>
          </table:table-cell>
          <table:table-cell office:value-type="float" office:value="41" table:style-name="ce4">
            <text:p>41<text:s/></text:p>
          </table:table-cell>
          <table:table-cell office:value-type="float" office:value="14" table:style-name="ce4">
            <text:p>14<text:s/></text:p>
          </table:table-cell>
          <table:table-cell office:value-type="float" office:value="29" table:style-name="ce4">
            <text:p>29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lmeirim</text:p>
          </table:table-cell>
          <table:table-cell office:value-type="float" office:value="100" table:style-name="ce4">
            <text:p>100<text:s/></text:p>
          </table:table-cell>
          <table:table-cell office:value-type="float" office:value="239" table:style-name="ce4">
            <text:p>23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80" table:style-name="ce4">
            <text:p>180<text:s/></text:p>
          </table:table-cell>
          <table:table-cell office:value-type="float" office:value="342" table:style-name="ce4">
            <text:p>34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meirim</text:p>
          </table:table-cell>
          <table:table-cell office:value-type="float" office:value="100" table:style-name="ce4">
            <text:p>100<text:s/></text:p>
          </table:table-cell>
          <table:table-cell office:value-type="float" office:value="239" table:style-name="ce4">
            <text:p>23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80" table:style-name="ce4">
            <text:p>180<text:s/></text:p>
          </table:table-cell>
          <table:table-cell office:value-type="float" office:value="342" table:style-name="ce4">
            <text:p>342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rajó</text:p>
          </table:table-cell>
          <table:table-cell office:value-type="float" office:value="32172" table:style-name="ce4">
            <text:p>32,172<text:s/></text:p>
          </table:table-cell>
          <table:table-cell office:value-type="float" office:value="83197" table:style-name="ce4">
            <text:p>83,197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315" table:style-name="ce4">
            <text:p>315<text:s/></text:p>
          </table:table-cell>
          <table:table-cell office:value-type="float" office:value="500" table:style-name="ce4">
            <text:p>50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ortel</text:p>
          </table:table-cell>
          <table:table-cell office:value-type="float" office:value="1010" table:style-name="ce4">
            <text:p>1,010<text:s/></text:p>
          </table:table-cell>
          <table:table-cell office:value-type="float" office:value="1636" table:style-name="ce4">
            <text:p>1,63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03" table:style-name="ce4">
            <text:p>303<text:s/></text:p>
          </table:table-cell>
          <table:table-cell office:value-type="float" office:value="484" table:style-name="ce4">
            <text:p>48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gre</text:p>
          </table:table-cell>
          <table:table-cell office:value-type="float" office:value="170" table:style-name="ce4">
            <text:p>170<text:s/></text:p>
          </table:table-cell>
          <table:table-cell office:value-type="float" office:value="613" table:style-name="ce4">
            <text:p>61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" table:style-name="ce4">
            <text:p>12<text:s/></text:p>
          </table:table-cell>
          <table:table-cell office:value-type="float" office:value="15" table:style-name="ce4">
            <text:p>1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rupá</text:p>
          </table:table-cell>
          <table:table-cell office:value-type="float" office:value="90" table:style-name="ce4">
            <text:p>90<text:s/></text:p>
          </table:table-cell>
          <table:table-cell office:value-type="float" office:value="251" table:style-name="ce4">
            <text:p>25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" table:style-name="ce4">
            <text:p>9<text:s/></text:p>
          </table:table-cell>
          <table:table-cell office:value-type="float" office:value="19" table:style-name="ce4">
            <text:p>19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elgaço</text:p>
          </table:table-cell>
          <table:table-cell office:value-type="float" office:value="50" table:style-name="ce4">
            <text:p>50<text:s/></text:p>
          </table:table-cell>
          <table:table-cell office:value-type="float" office:value="80" table:style-name="ce4">
            <text:p>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0" table:style-name="ce4">
            <text:p>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rtel</text:p>
          </table:table-cell>
          <table:table-cell office:value-type="float" office:value="700" table:style-name="ce4">
            <text:p>700<text:s/></text:p>
          </table:table-cell>
          <table:table-cell office:value-type="float" office:value="693" table:style-name="ce4">
            <text:p>69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75" table:style-name="ce4">
            <text:p>275<text:s/></text:p>
          </table:table-cell>
          <table:table-cell office:value-type="float" office:value="440" table:style-name="ce4">
            <text:p>44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Furos de Breves</text:p>
          </table:table-cell>
          <table:table-cell office:value-type="float" office:value="17088" table:style-name="ce4">
            <text:p>17,088<text:s/></text:p>
          </table:table-cell>
          <table:table-cell office:value-type="float" office:value="41184" table:style-name="ce4">
            <text:p>41,184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12" table:style-name="ce4">
            <text:p>12<text:s/></text:p>
          </table:table-cell>
          <table:table-cell office:value-type="float" office:value="16" table:style-name="ce4">
            <text:p>1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fuá</text:p>
          </table:table-cell>
          <table:table-cell office:value-type="float" office:value="8250" table:style-name="ce4">
            <text:p>8,250<text:s/></text:p>
          </table:table-cell>
          <table:table-cell office:value-type="float" office:value="18562" table:style-name="ce4">
            <text:p>18,56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ajás</text:p>
          </table:table-cell>
          <table:table-cell office:value-type="float" office:value="1150" table:style-name="ce4">
            <text:p>1,150<text:s/></text:p>
          </table:table-cell>
          <table:table-cell office:value-type="float" office:value="1725" table:style-name="ce4">
            <text:p>1,7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ves</text:p>
          </table:table-cell>
          <table:table-cell office:value-type="float" office:value="1420" table:style-name="ce4">
            <text:p>1,420<text:s/></text:p>
          </table:table-cell>
          <table:table-cell office:value-type="float" office:value="3039" table:style-name="ce4">
            <text:p>3,03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rralinho</text:p>
          </table:table-cell>
          <table:table-cell office:value-type="float" office:value="1100" table:style-name="ce4">
            <text:p>1,100<text:s/></text:p>
          </table:table-cell>
          <table:table-cell office:value-type="float" office:value="2354" table:style-name="ce4">
            <text:p>2,354<text:s/></text:p>
          </table:table-cell>
          <table:table-cell office:value-type="float" office:value="8" table:style-name="ce4">
            <text:p>8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12" table:style-name="ce4">
            <text:p>12<text:s/></text:p>
          </table:table-cell>
          <table:table-cell office:value-type="float" office:value="16" table:style-name="ce4">
            <text:p>1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Sebastião da Boa Vista</text:p>
          </table:table-cell>
          <table:table-cell office:value-type="float" office:value="5168" table:style-name="ce4">
            <text:p>5,168<text:s/></text:p>
          </table:table-cell>
          <table:table-cell office:value-type="float" office:value="15504" table:style-name="ce4">
            <text:p>15,50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rari</text:p>
          </table:table-cell>
          <table:table-cell office:value-type="float" office:value="14074" table:style-name="ce4">
            <text:p>14,074<text:s/></text:p>
          </table:table-cell>
          <table:table-cell office:value-type="float" office:value="40376" table:style-name="ce4">
            <text:p>40,3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choeira do Arari</text:p>
          </table:table-cell>
          <table:table-cell office:value-type="float" office:value="1580" table:style-name="ce4">
            <text:p>1,580<text:s/></text:p>
          </table:table-cell>
          <table:table-cell office:value-type="float" office:value="5056" table:style-name="ce4">
            <text:p>5,05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haves</text:p>
          </table:table-cell>
          <table:table-cell office:value-type="float" office:value="630" table:style-name="ce4">
            <text:p>630<text:s/></text:p>
          </table:table-cell>
          <table:table-cell office:value-type="float" office:value="1197" table:style-name="ce4">
            <text:p>1,19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uaná</text:p>
          </table:table-cell>
          <table:table-cell office:value-type="float" office:value="6348" table:style-name="ce4">
            <text:p>6,348<text:s/></text:p>
          </table:table-cell>
          <table:table-cell office:value-type="float" office:value="18092" table:style-name="ce4">
            <text:p>18,09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nta de Pedras</text:p>
          </table:table-cell>
          <table:table-cell office:value-type="float" office:value="5348" table:style-name="ce4">
            <text:p>5,348<text:s/></text:p>
          </table:table-cell>
          <table:table-cell office:value-type="float" office:value="15509" table:style-name="ce4">
            <text:p>15,50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Cruz do Arari</text:p>
          </table:table-cell>
          <table:table-cell office:value-type="float" office:value="168" table:style-name="ce4">
            <text:p>168<text:s/></text:p>
          </table:table-cell>
          <table:table-cell office:value-type="float" office:value="522" table:style-name="ce4">
            <text:p>5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etropolitana de Belém</text:p>
          </table:table-cell>
          <table:table-cell office:value-type="float" office:value="9331" table:style-name="ce4">
            <text:p>9,331<text:s/></text:p>
          </table:table-cell>
          <table:table-cell office:value-type="float" office:value="17573" table:style-name="ce4">
            <text:p>17,57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9" table:style-name="ce4">
            <text:p>79<text:s/></text:p>
          </table:table-cell>
          <table:table-cell office:value-type="float" office:value="204" table:style-name="ce4">
            <text:p>20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elém</text:p>
          </table:table-cell>
          <table:table-cell office:value-type="float" office:value="2249" table:style-name="ce4">
            <text:p>2,249<text:s/></text:p>
          </table:table-cell>
          <table:table-cell office:value-type="float" office:value="5557" table:style-name="ce4">
            <text:p>5,55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anindeua</text:p>
          </table:table-cell>
          <table:table-cell office:value-type="float" office:value="80" table:style-name="ce4">
            <text:p>80<text:s/></text:p>
          </table:table-cell>
          <table:table-cell office:value-type="float" office:value="200" table:style-name="ce4">
            <text:p>2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rcarena</text:p>
          </table:table-cell>
          <table:table-cell office:value-type="float" office:value="1300" table:style-name="ce4">
            <text:p>1,300<text:s/></text:p>
          </table:table-cell>
          <table:table-cell office:value-type="float" office:value="3120" table:style-name="ce4">
            <text:p>3,1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lém</text:p>
          </table:table-cell>
          <table:table-cell office:value-type="float" office:value="350" table:style-name="ce4">
            <text:p>350<text:s/></text:p>
          </table:table-cell>
          <table:table-cell office:value-type="float" office:value="1120" table:style-name="ce4">
            <text:p>1,1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nevides</text:p>
          </table:table-cell>
          <table:table-cell office:value-type="float" office:value="50" table:style-name="ce4">
            <text:p>50<text:s/></text:p>
          </table:table-cell>
          <table:table-cell office:value-type="float" office:value="178" table:style-name="ce4">
            <text:p>17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ituba</text:p>
          </table:table-cell>
          <table:table-cell office:value-type="float" office:value="19" table:style-name="ce4">
            <text:p>19<text:s/></text:p>
          </table:table-cell>
          <table:table-cell office:value-type="float" office:value="38" table:style-name="ce4">
            <text:p>3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Bárbara do Pará</text:p>
          </table:table-cell>
          <table:table-cell office:value-type="float" office:value="450" table:style-name="ce4">
            <text:p>450<text:s/></text:p>
          </table:table-cell>
          <table:table-cell office:value-type="float" office:value="900" table:style-name="ce4">
            <text:p>9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stanhal</text:p>
          </table:table-cell>
          <table:table-cell office:value-type="float" office:value="7082" table:style-name="ce4">
            <text:p>7,082<text:s/></text:p>
          </table:table-cell>
          <table:table-cell office:value-type="float" office:value="12016" table:style-name="ce4">
            <text:p>12,0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9" table:style-name="ce4">
            <text:p>79<text:s/></text:p>
          </table:table-cell>
          <table:table-cell office:value-type="float" office:value="204" table:style-name="ce4">
            <text:p>20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ujaru</text:p>
          </table:table-cell>
          <table:table-cell office:value-type="float" office:value="350" table:style-name="ce4">
            <text:p>350<text:s/></text:p>
          </table:table-cell>
          <table:table-cell office:value-type="float" office:value="609" table:style-name="ce4">
            <text:p>60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3" table:style-name="ce4">
            <text:p>43<text:s/></text:p>
          </table:table-cell>
          <table:table-cell office:value-type="float" office:value="108" table:style-name="ce4">
            <text:p>10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nhangapi</text:p>
          </table:table-cell>
          <table:table-cell office:value-type="float" office:value="6400" table:style-name="ce4">
            <text:p>6,400<text:s/></text:p>
          </table:table-cell>
          <table:table-cell office:value-type="float" office:value="10624" table:style-name="ce4">
            <text:p>10,6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6" table:style-name="ce4">
            <text:p>36<text:s/></text:p>
          </table:table-cell>
          <table:table-cell office:value-type="float" office:value="97" table:style-name="ce4">
            <text:p>9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Isabel do Pará</text:p>
          </table:table-cell>
          <table:table-cell office:value-type="float" office:value="200" table:style-name="ce4">
            <text:p>200<text:s/></text:p>
          </table:table-cell>
          <table:table-cell office:value-type="float" office:value="580" table:style-name="ce4">
            <text:p>5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o Antônio do Tauá</text:p>
          </table:table-cell>
          <table:table-cell office:value-type="float" office:value="132" table:style-name="ce4">
            <text:p>132<text:s/></text:p>
          </table:table-cell>
          <table:table-cell office:value-type="float" office:value="203" table:style-name="ce4">
            <text:p>20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rdeste Paraense</text:p>
          </table:table-cell>
          <table:table-cell office:value-type="float" office:value="87350" table:style-name="ce4">
            <text:p>87,350<text:s/></text:p>
          </table:table-cell>
          <table:table-cell office:value-type="float" office:value="270769" table:style-name="ce4">
            <text:p>270,769<text:s/></text:p>
          </table:table-cell>
          <table:table-cell office:value-type="float" office:value="13" table:style-name="ce4">
            <text:p>13<text:s/></text:p>
          </table:table-cell>
          <table:table-cell office:value-type="float" office:value="21" table:style-name="ce4">
            <text:p>21<text:s/></text:p>
          </table:table-cell>
          <table:table-cell office:value-type="float" office:value="1237" table:style-name="ce4">
            <text:p>1,237<text:s/></text:p>
          </table:table-cell>
          <table:table-cell office:value-type="float" office:value="2679" table:style-name="ce4">
            <text:p>2,679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algado</text:p>
          </table:table-cell>
          <table:table-cell office:value-type="float" office:value="6076" table:style-name="ce4">
            <text:p>6,076<text:s/></text:p>
          </table:table-cell>
          <table:table-cell office:value-type="float" office:value="9789" table:style-name="ce4">
            <text:p>9,78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lares</text:p>
          </table:table-cell>
          <table:table-cell office:value-type="float" office:value="480" table:style-name="ce4">
            <text:p>480<text:s/></text:p>
          </table:table-cell>
          <table:table-cell office:value-type="float" office:value="840" table:style-name="ce4">
            <text:p>8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ruçá</text:p>
          </table:table-cell>
          <table:table-cell office:value-type="float" office:value="61" table:style-name="ce4">
            <text:p>61<text:s/></text:p>
          </table:table-cell>
          <table:table-cell office:value-type="float" office:value="102" table:style-name="ce4">
            <text:p>10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galhães Barata</text:p>
          </table:table-cell>
          <table:table-cell office:value-type="float" office:value="3400" table:style-name="ce4">
            <text:p>3,400<text:s/></text:p>
          </table:table-cell>
          <table:table-cell office:value-type="float" office:value="5542" table:style-name="ce4">
            <text:p>5,54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canã</text:p>
          </table:table-cell>
          <table:table-cell office:value-type="float" office:value="11" table:style-name="ce4">
            <text:p>11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panim</text:p>
          </table:table-cell>
          <table:table-cell office:value-type="float" office:value="1920" table:style-name="ce4">
            <text:p>1,920<text:s/></text:p>
          </table:table-cell>
          <table:table-cell office:value-type="float" office:value="2957" table:style-name="ce4">
            <text:p>2,95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linópolis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Caetano de Odivelas</text:p>
          </table:table-cell>
          <table:table-cell office:value-type="float" office:value="75" table:style-name="ce4">
            <text:p>75<text:s/></text:p>
          </table:table-cell>
          <table:table-cell office:value-type="float" office:value="122" table:style-name="ce4">
            <text:p>1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ão da Ponta</text:p>
          </table:table-cell>
          <table:table-cell office:value-type="float" office:value="19" table:style-name="ce4">
            <text:p>19<text:s/></text:p>
          </table:table-cell>
          <table:table-cell office:value-type="float" office:value="30" table:style-name="ce4">
            <text:p>3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ão de Pirabas</text:p>
          </table:table-cell>
          <table:table-cell office:value-type="float" office:value="3" table:style-name="ce4">
            <text:p>3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rra Alta</text:p>
          </table:table-cell>
          <table:table-cell office:value-type="float" office:value="65" table:style-name="ce4">
            <text:p>65<text:s/></text:p>
          </table:table-cell>
          <table:table-cell office:value-type="float" office:value="105" table:style-name="ce4">
            <text:p>10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gia</text:p>
          </table:table-cell>
          <table:table-cell office:value-type="float" office:value="41" table:style-name="ce4">
            <text:p>41<text:s/></text:p>
          </table:table-cell>
          <table:table-cell office:value-type="float" office:value="66" table:style-name="ce4">
            <text:p>6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ragantina</text:p>
          </table:table-cell>
          <table:table-cell office:value-type="float" office:value="329" table:style-name="ce4">
            <text:p>329<text:s/></text:p>
          </table:table-cell>
          <table:table-cell office:value-type="float" office:value="580" table:style-name="ce4">
            <text:p>5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ugusto Corrêa</text:p>
          </table:table-cell>
          <table:table-cell office:value-type="float" office:value="25" table:style-name="ce4">
            <text:p>25<text:s/></text:p>
          </table:table-cell>
          <table:table-cell office:value-type="float" office:value="50" table:style-name="ce4">
            <text:p>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nito</text:p>
          </table:table-cell>
          <table:table-cell office:value-type="float" office:value="4" table:style-name="ce4">
            <text:p>4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agança</text:p>
          </table:table-cell>
          <table:table-cell office:value-type="float" office:value="60" table:style-name="ce4">
            <text:p>60<text:s/></text:p>
          </table:table-cell>
          <table:table-cell office:value-type="float" office:value="117" table:style-name="ce4">
            <text:p>1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panema</text:p>
          </table:table-cell>
          <table:table-cell office:value-type="float" office:value="6" table:style-name="ce4">
            <text:p>6<text:s/></text:p>
          </table:table-cell>
          <table:table-cell office:value-type="float" office:value="11" table:style-name="ce4">
            <text:p>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garapé-Açu</text:p>
          </table:table-cell>
          <table:table-cell office:value-type="float" office:value="16" table:style-name="ce4">
            <text:p>16<text:s/></text:p>
          </table:table-cell>
          <table:table-cell office:value-type="float" office:value="28" table:style-name="ce4">
            <text:p>2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Timboteua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ixe-Boi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imavera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Quatipuru</text:p>
          </table:table-cell>
          <table:table-cell office:value-type="float" office:value="3" table:style-name="ce4">
            <text:p>3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Maria do Pará</text:p>
          </table:table-cell>
          <table:table-cell office:value-type="float" office:value="38" table:style-name="ce4">
            <text:p>38<text:s/></text:p>
          </table:table-cell>
          <table:table-cell office:value-type="float" office:value="59" table:style-name="ce4">
            <text:p>5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rém Novo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Francisco do Pará</text:p>
          </table:table-cell>
          <table:table-cell office:value-type="float" office:value="128" table:style-name="ce4">
            <text:p>128<text:s/></text:p>
          </table:table-cell>
          <table:table-cell office:value-type="float" office:value="208" table:style-name="ce4">
            <text:p>20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racuateua</text:p>
          </table:table-cell>
          <table:table-cell office:value-type="float" office:value="40" table:style-name="ce4">
            <text:p>40<text:s/></text:p>
          </table:table-cell>
          <table:table-cell office:value-type="float" office:value="80" table:style-name="ce4">
            <text:p>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metá</text:p>
          </table:table-cell>
          <table:table-cell office:value-type="float" office:value="71810" table:style-name="ce4">
            <text:p>71,810<text:s/></text:p>
          </table:table-cell>
          <table:table-cell office:value-type="float" office:value="245800" table:style-name="ce4">
            <text:p>245,800<text:s/></text:p>
          </table:table-cell>
          <table:table-cell office:value-type="float" office:value="9" table:style-name="ce4">
            <text:p>9<text:s/></text:p>
          </table:table-cell>
          <table:table-cell office:value-type="float" office:value="14" table:style-name="ce4">
            <text:p>14<text:s/></text:p>
          </table:table-cell>
          <table:table-cell office:value-type="float" office:value="99" table:style-name="ce4">
            <text:p>99<text:s/></text:p>
          </table:table-cell>
          <table:table-cell office:value-type="float" office:value="433" table:style-name="ce4">
            <text:p>43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baetetuba</text:p>
          </table:table-cell>
          <table:table-cell office:value-type="float" office:value="210" table:style-name="ce4">
            <text:p>210<text:s/></text:p>
          </table:table-cell>
          <table:table-cell office:value-type="float" office:value="735" table:style-name="ce4">
            <text:p>73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3" table:style-name="ce4">
            <text:p>23<text:s/></text:p>
          </table:table-cell>
          <table:table-cell office:value-type="float" office:value="87" table:style-name="ce4">
            <text:p>8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ião</text:p>
          </table:table-cell>
          <table:table-cell office:value-type="float" office:value="900" table:style-name="ce4">
            <text:p>900<text:s/></text:p>
          </table:table-cell>
          <table:table-cell office:value-type="float" office:value="3150" table:style-name="ce4">
            <text:p>3,1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5" table:style-name="ce4">
            <text:p>25<text:s/></text:p>
          </table:table-cell>
          <table:table-cell office:value-type="float" office:value="112" table:style-name="ce4">
            <text:p>11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met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" table:style-name="ce4">
            <text:p>9<text:s/></text:p>
          </table:table-cell>
          <table:table-cell office:value-type="float" office:value="14" table:style-name="ce4">
            <text:p>14<text:s/></text:p>
          </table:table-cell>
          <table:table-cell office:value-type="float" office:value="31" table:style-name="ce4">
            <text:p>31<text:s/></text:p>
          </table:table-cell>
          <table:table-cell office:value-type="float" office:value="133" table:style-name="ce4">
            <text:p>13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garapé-Miri</text:p>
          </table:table-cell>
          <table:table-cell office:value-type="float" office:value="4100" table:style-name="ce4">
            <text:p>4,100<text:s/></text:p>
          </table:table-cell>
          <table:table-cell office:value-type="float" office:value="8815" table:style-name="ce4">
            <text:p>8,8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imoeiro do Ajuru</text:p>
          </table:table-cell>
          <table:table-cell office:value-type="float" office:value="35000" table:style-name="ce4">
            <text:p>35,000<text:s/></text:p>
          </table:table-cell>
          <table:table-cell office:value-type="float" office:value="122500" table:style-name="ce4">
            <text:p>122,5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cajuba</text:p>
          </table:table-cell>
          <table:table-cell office:value-type="float" office:value="7800" table:style-name="ce4">
            <text:p>7,800<text:s/></text:p>
          </table:table-cell>
          <table:table-cell office:value-type="float" office:value="27300" table:style-name="ce4">
            <text:p>27,3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eiras do Pará</text:p>
          </table:table-cell>
          <table:table-cell office:value-type="float" office:value="23800" table:style-name="ce4">
            <text:p>23,800<text:s/></text:p>
          </table:table-cell>
          <table:table-cell office:value-type="float" office:value="83300" table:style-name="ce4">
            <text:p>83,3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" table:style-name="ce4">
            <text:p>20<text:s/></text:p>
          </table:table-cell>
          <table:table-cell office:value-type="float" office:value="100" table:style-name="ce4">
            <text:p>10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Tomé-Açu</text:p>
          </table:table-cell>
          <table:table-cell office:value-type="float" office:value="688" table:style-name="ce4">
            <text:p>688<text:s/></text:p>
          </table:table-cell>
          <table:table-cell office:value-type="float" office:value="1233" table:style-name="ce4">
            <text:p>1,233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7" table:style-name="ce4">
            <text:p>7<text:s/></text:p>
          </table:table-cell>
          <table:table-cell office:value-type="float" office:value="1135" table:style-name="ce4">
            <text:p>1,135<text:s/></text:p>
          </table:table-cell>
          <table:table-cell office:value-type="float" office:value="2238" table:style-name="ce4">
            <text:p>2,23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cará</text:p>
          </table:table-cell>
          <table:table-cell office:value-type="float" office:value="300" table:style-name="ce4">
            <text:p>300<text:s/></text:p>
          </table:table-cell>
          <table:table-cell office:value-type="float" office:value="540" table:style-name="ce4">
            <text:p>5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00" table:style-name="ce4">
            <text:p>900<text:s/></text:p>
          </table:table-cell>
          <table:table-cell office:value-type="float" office:value="1620" table:style-name="ce4">
            <text:p>1,62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ju</text:p>
          </table:table-cell>
          <table:table-cell office:value-type="float" office:value="138" table:style-name="ce4">
            <text:p>138<text:s/></text:p>
          </table:table-cell>
          <table:table-cell office:value-type="float" office:value="297" table:style-name="ce4">
            <text:p>297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7" table:style-name="ce4">
            <text:p>7<text:s/></text:p>
          </table:table-cell>
          <table:table-cell office:value-type="float" office:value="30" table:style-name="ce4">
            <text:p>30<text:s/></text:p>
          </table:table-cell>
          <table:table-cell office:value-type="float" office:value="108" table:style-name="ce4">
            <text:p>10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ilândia</text:p>
          </table:table-cell>
          <table:table-cell office:value-type="float" office:value="90" table:style-name="ce4">
            <text:p>90<text:s/></text:p>
          </table:table-cell>
          <table:table-cell office:value-type="float" office:value="108" table:style-name="ce4">
            <text:p>10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5" table:style-name="ce4">
            <text:p>65<text:s/></text:p>
          </table:table-cell>
          <table:table-cell office:value-type="float" office:value="216" table:style-name="ce4">
            <text:p>21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omé-Açu</text:p>
          </table:table-cell>
          <table:table-cell office:value-type="float" office:value="160" table:style-name="ce4">
            <text:p>160<text:s/></text:p>
          </table:table-cell>
          <table:table-cell office:value-type="float" office:value="288" table:style-name="ce4">
            <text:p>28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0" table:style-name="ce4">
            <text:p>140<text:s/></text:p>
          </table:table-cell>
          <table:table-cell office:value-type="float" office:value="294" table:style-name="ce4">
            <text:p>294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uamá</text:p>
          </table:table-cell>
          <table:table-cell office:value-type="float" office:value="8447" table:style-name="ce4">
            <text:p>8,447<text:s/></text:p>
          </table:table-cell>
          <table:table-cell office:value-type="float" office:value="13366" table:style-name="ce4">
            <text:p>13,36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8" table:style-name="ce4">
            <text:p>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choeira do Piriá</text:p>
          </table:table-cell>
          <table:table-cell office:value-type="float" office:value="300" table:style-name="ce4">
            <text:p>300<text:s/></text:p>
          </table:table-cell>
          <table:table-cell office:value-type="float" office:value="300" table:style-name="ce4">
            <text:p>3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pitão Poço</text:p>
          </table:table-cell>
          <table:table-cell office:value-type="float" office:value="35" table:style-name="ce4">
            <text:p>35<text:s/></text:p>
          </table:table-cell>
          <table:table-cell office:value-type="float" office:value="63" table:style-name="ce4">
            <text:p>6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arrafão do Norte</text:p>
          </table:table-cell>
          <table:table-cell office:value-type="float" office:value="20" table:style-name="ce4">
            <text:p>20<text:s/></text:p>
          </table:table-cell>
          <table:table-cell office:value-type="float" office:value="40" table:style-name="ce4">
            <text:p>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rituia</text:p>
          </table:table-cell>
          <table:table-cell office:value-type="float" office:value="680" table:style-name="ce4">
            <text:p>680<text:s/></text:p>
          </table:table-cell>
          <table:table-cell office:value-type="float" office:value="1170" table:style-name="ce4">
            <text:p>1,17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Esperança do Piriá</text:p>
          </table:table-cell>
          <table:table-cell office:value-type="float" office:value="32" table:style-name="ce4">
            <text:p>32<text:s/></text:p>
          </table:table-cell>
          <table:table-cell office:value-type="float" office:value="64" table:style-name="ce4">
            <text:p>6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urém</text:p>
          </table:table-cell>
          <table:table-cell office:value-type="float" office:value="35" table:style-name="ce4">
            <text:p>35<text:s/></text:p>
          </table:table-cell>
          <table:table-cell office:value-type="float" office:value="70" table:style-name="ce4">
            <text:p>7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Luzia do Pará</text:p>
          </table:table-cell>
          <table:table-cell office:value-type="float" office:value="45" table:style-name="ce4">
            <text:p>45<text:s/></text:p>
          </table:table-cell>
          <table:table-cell office:value-type="float" office:value="86" table:style-name="ce4">
            <text:p>8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Domingos do Capim</text:p>
          </table:table-cell>
          <table:table-cell office:value-type="float" office:value="3400" table:style-name="ce4">
            <text:p>3,400<text:s/></text:p>
          </table:table-cell>
          <table:table-cell office:value-type="float" office:value="5236" table:style-name="ce4">
            <text:p>5,23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8" table:style-name="ce4">
            <text:p>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Miguel do Guamá</text:p>
          </table:table-cell>
          <table:table-cell office:value-type="float" office:value="3800" table:style-name="ce4">
            <text:p>3,800<text:s/></text:p>
          </table:table-cell>
          <table:table-cell office:value-type="float" office:value="6118" table:style-name="ce4">
            <text:p>6,11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seu</text:p>
          </table:table-cell>
          <table:table-cell office:value-type="float" office:value="100" table:style-name="ce4">
            <text:p>100<text:s/></text:p>
          </table:table-cell>
          <table:table-cell office:value-type="float" office:value="220" table:style-name="ce4">
            <text:p>2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doeste Paraense</text:p>
          </table:table-cell>
          <table:table-cell office:value-type="float" office:value="307" table:style-name="ce4">
            <text:p>307<text:s/></text:p>
          </table:table-cell>
          <table:table-cell office:value-type="float" office:value="394" table:style-name="ce4">
            <text:p>394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15" table:style-name="ce4">
            <text:p>15<text:s/></text:p>
          </table:table-cell>
          <table:table-cell office:value-type="float" office:value="169" table:style-name="ce4">
            <text:p>169<text:s/></text:p>
          </table:table-cell>
          <table:table-cell office:value-type="float" office:value="353" table:style-name="ce4">
            <text:p>353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taituba</text:p>
          </table:table-cell>
          <table:table-cell office:value-type="float" office:value="92" table:style-name="ce4">
            <text:p>92<text:s/></text:p>
          </table:table-cell>
          <table:table-cell office:value-type="float" office:value="179" table:style-name="ce4">
            <text:p>179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15" table:style-name="ce4">
            <text:p>15<text:s/></text:p>
          </table:table-cell>
          <table:table-cell office:value-type="float" office:value="52" table:style-name="ce4">
            <text:p>52<text:s/></text:p>
          </table:table-cell>
          <table:table-cell office:value-type="float" office:value="120" table:style-name="ce4">
            <text:p>12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veiro</text:p>
          </table:table-cell>
          <table:table-cell office:value-type="float" office:value="19" table:style-name="ce4">
            <text:p>19<text:s/></text:p>
          </table:table-cell>
          <table:table-cell office:value-type="float" office:value="41" table:style-name="ce4">
            <text:p>4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8" table:style-name="ce4">
            <text:p>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ituba</text:p>
          </table:table-cell>
          <table:table-cell office:value-type="float" office:value="10" table:style-name="ce4">
            <text:p>10<text:s/></text:p>
          </table:table-cell>
          <table:table-cell office:value-type="float" office:value="24" table:style-name="ce4">
            <text:p>24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15" table:style-name="ce4">
            <text:p>15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10" table:style-name="ce4">
            <text:p>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careacanga</text:p>
          </table:table-cell>
          <table:table-cell office:value-type="float" office:value="27" table:style-name="ce4">
            <text:p>27<text:s/></text:p>
          </table:table-cell>
          <table:table-cell office:value-type="float" office:value="40" table:style-name="ce4">
            <text:p>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0" table:style-name="ce4">
            <text:p>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o Progresso</text:p>
          </table:table-cell>
          <table:table-cell office:value-type="float" office:value="24" table:style-name="ce4">
            <text:p>24<text:s/></text:p>
          </table:table-cell>
          <table:table-cell office:value-type="float" office:value="53" table:style-name="ce4">
            <text:p>5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" table:style-name="ce4">
            <text:p>12<text:s/></text:p>
          </table:table-cell>
          <table:table-cell office:value-type="float" office:value="36" table:style-name="ce4">
            <text:p>3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urópolis</text:p>
          </table:table-cell>
          <table:table-cell office:value-type="float" office:value="6" table:style-name="ce4">
            <text:p>6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3" table:style-name="ce4">
            <text:p>23<text:s/></text:p>
          </table:table-cell>
          <table:table-cell office:value-type="float" office:value="51" table:style-name="ce4">
            <text:p>5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rairão</text:p>
          </table:table-cell>
          <table:table-cell office:value-type="float" office:value="6" table:style-name="ce4">
            <text:p>6<text:s/></text:p>
          </table:table-cell>
          <table:table-cell office:value-type="float" office:value="11" table:style-name="ce4">
            <text:p>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ltamira</text:p>
          </table:table-cell>
          <table:table-cell office:value-type="float" office:value="215" table:style-name="ce4">
            <text:p>215<text:s/></text:p>
          </table:table-cell>
          <table:table-cell office:value-type="float" office:value="215" table:style-name="ce4">
            <text:p>2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7" table:style-name="ce4">
            <text:p>117<text:s/></text:p>
          </table:table-cell>
          <table:table-cell office:value-type="float" office:value="233" table:style-name="ce4">
            <text:p>23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tamira</text:p>
          </table:table-cell>
          <table:table-cell office:value-type="float" office:value="150" table:style-name="ce4">
            <text:p>150<text:s/></text:p>
          </table:table-cell>
          <table:table-cell office:value-type="float" office:value="150" table:style-name="ce4">
            <text:p>1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0" table:style-name="ce4">
            <text:p>70<text:s/></text:p>
          </table:table-cell>
          <table:table-cell office:value-type="float" office:value="140" table:style-name="ce4">
            <text:p>14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apu</text:p>
          </table:table-cell>
          <table:table-cell office:value-type="float" office:value="6" table:style-name="ce4">
            <text:p>6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asil Novo</text:p>
          </table:table-cell>
          <table:table-cell office:value-type="float" office:value="6" table:style-name="ce4">
            <text:p>6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edicilândia</text:p>
          </table:table-cell>
          <table:table-cell office:value-type="float" office:value="8" table:style-name="ce4">
            <text:p>8<text:s/></text:p>
          </table:table-cell>
          <table:table-cell office:value-type="float" office:value="8" table:style-name="ce4">
            <text:p>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cajá</text:p>
          </table:table-cell>
          <table:table-cell office:value-type="float" office:value="5" table:style-name="ce4">
            <text:p>5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nador José Porfírio</text:p>
          </table:table-cell>
          <table:table-cell office:value-type="float" office:value="9" table:style-name="ce4">
            <text:p>9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8" table:style-name="ce4">
            <text:p>38<text:s/></text:p>
          </table:table-cell>
          <table:table-cell office:value-type="float" office:value="76" table:style-name="ce4">
            <text:p>7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Uruará</text:p>
          </table:table-cell>
          <table:table-cell office:value-type="float" office:value="8" table:style-name="ce4">
            <text:p>8<text:s/></text:p>
          </table:table-cell>
          <table:table-cell office:value-type="float" office:value="8" table:style-name="ce4">
            <text:p>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6" table:style-name="ce4">
            <text:p>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tória do Xingu</text:p>
          </table:table-cell>
          <table:table-cell office:value-type="float" office:value="23" table:style-name="ce4">
            <text:p>23<text:s/></text:p>
          </table:table-cell>
          <table:table-cell office:value-type="float" office:value="23" table:style-name="ce4">
            <text:p>2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deste Paraense</text:p>
          </table:table-cell>
          <table:table-cell office:value-type="float" office:value="1285" table:style-name="ce4">
            <text:p>1,285<text:s/></text:p>
          </table:table-cell>
          <table:table-cell office:value-type="float" office:value="1967" table:style-name="ce4">
            <text:p>1,96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14" table:style-name="ce4">
            <text:p>714<text:s/></text:p>
          </table:table-cell>
          <table:table-cell office:value-type="float" office:value="2468" table:style-name="ce4">
            <text:p>2,468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Tucuruí</text:p>
          </table:table-cell>
          <table:table-cell office:value-type="float" office:value="1255" table:style-name="ce4">
            <text:p>1,255<text:s/></text:p>
          </table:table-cell>
          <table:table-cell office:value-type="float" office:value="1902" table:style-name="ce4">
            <text:p>1,90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0" table:style-name="ce4">
            <text:p>160<text:s/></text:p>
          </table:table-cell>
          <table:table-cell office:value-type="float" office:value="546" table:style-name="ce4">
            <text:p>54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u Branc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2" table:style-name="ce4">
            <text:p>1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upiranga</text:p>
          </table:table-cell>
          <table:table-cell office:value-type="float" office:value="35" table:style-name="ce4">
            <text:p>35<text:s/></text:p>
          </table:table-cell>
          <table:table-cell office:value-type="float" office:value="60" table:style-name="ce4">
            <text:p>6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0" table:style-name="ce4">
            <text:p>70<text:s/></text:p>
          </table:table-cell>
          <table:table-cell office:value-type="float" office:value="245" table:style-name="ce4">
            <text:p>24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cund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Ipixuna</text:p>
          </table:table-cell>
          <table:table-cell office:value-type="float" office:value="600" table:style-name="ce4">
            <text:p>600<text:s/></text:p>
          </table:table-cell>
          <table:table-cell office:value-type="float" office:value="1080" table:style-name="ce4">
            <text:p>1,0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o Repartimento</text:p>
          </table:table-cell>
          <table:table-cell office:value-type="float" office:value="120" table:style-name="ce4">
            <text:p>120<text:s/></text:p>
          </table:table-cell>
          <table:table-cell office:value-type="float" office:value="148" table:style-name="ce4">
            <text:p>14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5" table:style-name="ce4">
            <text:p>65<text:s/></text:p>
          </table:table-cell>
          <table:table-cell office:value-type="float" office:value="216" table:style-name="ce4">
            <text:p>21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ucuruí</text:p>
          </table:table-cell>
          <table:table-cell office:value-type="float" office:value="500" table:style-name="ce4">
            <text:p>500<text:s/></text:p>
          </table:table-cell>
          <table:table-cell office:value-type="float" office:value="615" table:style-name="ce4">
            <text:p>6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" table:style-name="ce4">
            <text:p>20<text:s/></text:p>
          </table:table-cell>
          <table:table-cell office:value-type="float" office:value="67" table:style-name="ce4">
            <text:p>67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aragomin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8" table:style-name="ce4">
            <text:p>158<text:s/></text:p>
          </table:table-cell>
          <table:table-cell office:value-type="float" office:value="627" table:style-name="ce4">
            <text:p>62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m Jesus do Tocantin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0" table:style-name="ce4">
            <text:p>150<text:s/></text:p>
          </table:table-cell>
          <table:table-cell office:value-type="float" office:value="600" table:style-name="ce4">
            <text:p>6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oianésia do Par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7" table:style-name="ce4">
            <text:p>27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ão Félix do Xing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95" table:style-name="ce4">
            <text:p>195<text:s/></text:p>
          </table:table-cell>
          <table:table-cell office:value-type="float" office:value="611" table:style-name="ce4">
            <text:p>61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nnach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maru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5" table:style-name="ce4">
            <text:p>35<text:s/></text:p>
          </table:table-cell>
          <table:table-cell office:value-type="float" office:value="105" table:style-name="ce4">
            <text:p>10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urilândia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1" table:style-name="ce4">
            <text:p>1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Félix do Xing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3" table:style-name="ce4">
            <text:p>153<text:s/></text:p>
          </table:table-cell>
          <table:table-cell office:value-type="float" office:value="489" table:style-name="ce4">
            <text:p>489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arauapeb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0" table:style-name="ce4">
            <text:p>70<text:s/></text:p>
          </table:table-cell>
          <table:table-cell office:value-type="float" office:value="231" table:style-name="ce4">
            <text:p>23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Água Azul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36" table:style-name="ce4">
            <text:p>3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naã dos Carajá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rionópoli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8" table:style-name="ce4">
            <text:p>2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ldorado dos Carajá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2" table:style-name="ce4">
            <text:p>42<text:s/></text:p>
          </table:table-cell>
          <table:table-cell office:value-type="float" office:value="147" table:style-name="ce4">
            <text:p>14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rauapeb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3" table:style-name="ce4">
            <text:p>13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rabá</text:p>
          </table:table-cell>
          <table:table-cell office:value-type="float" office:value="30" table:style-name="ce4">
            <text:p>30<text:s/></text:p>
          </table:table-cell>
          <table:table-cell office:value-type="float" office:value="65" table:style-name="ce4">
            <text:p>6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0" table:style-name="ce4">
            <text:p>110<text:s/></text:p>
          </table:table-cell>
          <table:table-cell office:value-type="float" office:value="385" table:style-name="ce4">
            <text:p>38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jo Grande do Araguaia</text:p>
          </table:table-cell>
          <table:table-cell office:value-type="float" office:value="15" table:style-name="ce4">
            <text:p>15<text:s/></text:p>
          </table:table-cell>
          <table:table-cell office:value-type="float" office:value="38" table:style-name="ce4">
            <text:p>3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0" table:style-name="ce4">
            <text:p>30<text:s/></text:p>
          </table:table-cell>
          <table:table-cell office:value-type="float" office:value="105" table:style-name="ce4">
            <text:p>105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b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" table:style-name="ce4">
            <text:p>21<text:s/></text:p>
          </table:table-cell>
          <table:table-cell office:value-type="float" office:value="74" table:style-name="ce4">
            <text:p>7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Domingos do Araguaia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9" table:style-name="ce4">
            <text:p>49<text:s/></text:p>
          </table:table-cell>
          <table:table-cell office:value-type="float" office:value="172" table:style-name="ce4">
            <text:p>17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ão do Araguaia</text:p>
          </table:table-cell>
          <table:table-cell office:value-type="float" office:value="14" table:style-name="ce4">
            <text:p>14<text:s/></text:p>
          </table:table-cell>
          <table:table-cell office:value-type="float" office:value="25" table:style-name="ce4">
            <text:p>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35" table:style-name="ce4">
            <text:p>35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edenç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" table:style-name="ce4">
            <text:p>21<text:s/></text:p>
          </table:table-cell>
          <table:table-cell office:value-type="float" office:value="69" table:style-name="ce4">
            <text:p>69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içar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1" table:style-name="ce4">
            <text:p>1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Geraldo do Aragua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52" table:style-name="ce4">
            <text:p>5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Xingua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mapá</text:p>
          </table:table-cell>
          <table:table-cell office:value-type="float" office:value="2627" table:style-name="ce4">
            <text:p>2,627<text:s/></text:p>
          </table:table-cell>
          <table:table-cell office:value-type="float" office:value="3942" table:style-name="ce4">
            <text:p>3,94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89" table:style-name="ce4">
            <text:p>489<text:s/></text:p>
          </table:table-cell>
          <table:table-cell office:value-type="float" office:value="726" table:style-name="ce4">
            <text:p>726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rte do Amapá</text:p>
          </table:table-cell>
          <table:table-cell office:value-type="float" office:value="441" table:style-name="ce4">
            <text:p>441<text:s/></text:p>
          </table:table-cell>
          <table:table-cell office:value-type="float" office:value="658" table:style-name="ce4">
            <text:p>65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Oiapoque</text:p>
          </table:table-cell>
          <table:table-cell office:value-type="float" office:value="273" table:style-name="ce4">
            <text:p>273<text:s/></text:p>
          </table:table-cell>
          <table:table-cell office:value-type="float" office:value="413" table:style-name="ce4">
            <text:p>41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lçoene</text:p>
          </table:table-cell>
          <table:table-cell office:value-type="float" office:value="160" table:style-name="ce4">
            <text:p>160<text:s/></text:p>
          </table:table-cell>
          <table:table-cell office:value-type="float" office:value="232" table:style-name="ce4">
            <text:p>23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iapoque</text:p>
          </table:table-cell>
          <table:table-cell office:value-type="float" office:value="113" table:style-name="ce4">
            <text:p>113<text:s/></text:p>
          </table:table-cell>
          <table:table-cell office:value-type="float" office:value="182" table:style-name="ce4">
            <text:p>18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mapá</text:p>
          </table:table-cell>
          <table:table-cell office:value-type="float" office:value="167" table:style-name="ce4">
            <text:p>167<text:s/></text:p>
          </table:table-cell>
          <table:table-cell office:value-type="float" office:value="245" table:style-name="ce4">
            <text:p>24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mapá</text:p>
          </table:table-cell>
          <table:table-cell office:value-type="float" office:value="42" table:style-name="ce4">
            <text:p>42<text:s/></text:p>
          </table:table-cell>
          <table:table-cell office:value-type="float" office:value="58" table:style-name="ce4">
            <text:p>5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acuúba</text:p>
          </table:table-cell>
          <table:table-cell office:value-type="float" office:value="39" table:style-name="ce4">
            <text:p>39<text:s/></text:p>
          </table:table-cell>
          <table:table-cell office:value-type="float" office:value="61" table:style-name="ce4">
            <text:p>6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rtarugalzinho</text:p>
          </table:table-cell>
          <table:table-cell office:value-type="float" office:value="86" table:style-name="ce4">
            <text:p>86<text:s/></text:p>
          </table:table-cell>
          <table:table-cell office:value-type="float" office:value="125" table:style-name="ce4">
            <text:p>1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l do Amapá</text:p>
          </table:table-cell>
          <table:table-cell office:value-type="float" office:value="2186" table:style-name="ce4">
            <text:p>2,186<text:s/></text:p>
          </table:table-cell>
          <table:table-cell office:value-type="float" office:value="3284" table:style-name="ce4">
            <text:p>3,28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89" table:style-name="ce4">
            <text:p>489<text:s/></text:p>
          </table:table-cell>
          <table:table-cell office:value-type="float" office:value="726" table:style-name="ce4">
            <text:p>726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capá</text:p>
          </table:table-cell>
          <table:table-cell office:value-type="float" office:value="1483" table:style-name="ce4">
            <text:p>1,483<text:s/></text:p>
          </table:table-cell>
          <table:table-cell office:value-type="float" office:value="2238" table:style-name="ce4">
            <text:p>2,23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rra do Navio</text:p>
          </table:table-cell>
          <table:table-cell office:value-type="float" office:value="115" table:style-name="ce4">
            <text:p>115<text:s/></text:p>
          </table:table-cell>
          <table:table-cell office:value-type="float" office:value="166" table:style-name="ce4">
            <text:p>16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dra Branca do Amapari</text:p>
          </table:table-cell>
          <table:table-cell office:value-type="float" office:value="114" table:style-name="ce4">
            <text:p>114<text:s/></text:p>
          </table:table-cell>
          <table:table-cell office:value-type="float" office:value="176" table:style-name="ce4">
            <text:p>1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tias</text:p>
          </table:table-cell>
          <table:table-cell office:value-type="float" office:value="38" table:style-name="ce4">
            <text:p>38<text:s/></text:p>
          </table:table-cell>
          <table:table-cell office:value-type="float" office:value="55" table:style-name="ce4">
            <text:p>5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erreira Gomes</text:p>
          </table:table-cell>
          <table:table-cell office:value-type="float" office:value="52" table:style-name="ce4">
            <text:p>52<text:s/></text:p>
          </table:table-cell>
          <table:table-cell office:value-type="float" office:value="78" table:style-name="ce4">
            <text:p>7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ubal</text:p>
          </table:table-cell>
          <table:table-cell office:value-type="float" office:value="58" table:style-name="ce4">
            <text:p>58<text:s/></text:p>
          </table:table-cell>
          <table:table-cell office:value-type="float" office:value="84" table:style-name="ce4">
            <text:p>8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capá</text:p>
          </table:table-cell>
          <table:table-cell office:value-type="float" office:value="615" table:style-name="ce4">
            <text:p>615<text:s/></text:p>
          </table:table-cell>
          <table:table-cell office:value-type="float" office:value="954" table:style-name="ce4">
            <text:p>95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rto Grande</text:p>
          </table:table-cell>
          <table:table-cell office:value-type="float" office:value="127" table:style-name="ce4">
            <text:p>127<text:s/></text:p>
          </table:table-cell>
          <table:table-cell office:value-type="float" office:value="197" table:style-name="ce4">
            <text:p>19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na</text:p>
          </table:table-cell>
          <table:table-cell office:value-type="float" office:value="365" table:style-name="ce4">
            <text:p>365<text:s/></text:p>
          </table:table-cell>
          <table:table-cell office:value-type="float" office:value="529" table:style-name="ce4">
            <text:p>52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zagão</text:p>
          </table:table-cell>
          <table:table-cell office:value-type="float" office:value="703" table:style-name="ce4">
            <text:p>703<text:s/></text:p>
          </table:table-cell>
          <table:table-cell office:value-type="float" office:value="1046" table:style-name="ce4">
            <text:p>1,04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89" table:style-name="ce4">
            <text:p>489<text:s/></text:p>
          </table:table-cell>
          <table:table-cell office:value-type="float" office:value="726" table:style-name="ce4">
            <text:p>72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ranjal do Jari</text:p>
          </table:table-cell>
          <table:table-cell office:value-type="float" office:value="117" table:style-name="ce4">
            <text:p>117<text:s/></text:p>
          </table:table-cell>
          <table:table-cell office:value-type="float" office:value="188" table:style-name="ce4">
            <text:p>18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9" table:style-name="ce4">
            <text:p>89<text:s/></text:p>
          </table:table-cell>
          <table:table-cell office:value-type="float" office:value="151" table:style-name="ce4">
            <text:p>151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zagão</text:p>
          </table:table-cell>
          <table:table-cell office:value-type="float" office:value="503" table:style-name="ce4">
            <text:p>503<text:s/></text:p>
          </table:table-cell>
          <table:table-cell office:value-type="float" office:value="730" table:style-name="ce4">
            <text:p>73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7" table:style-name="ce4">
            <text:p>117<text:s/></text:p>
          </table:table-cell>
          <table:table-cell office:value-type="float" office:value="163" table:style-name="ce4">
            <text:p>163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tória do Jari</text:p>
          </table:table-cell>
          <table:table-cell office:value-type="float" office:value="83" table:style-name="ce4">
            <text:p>83<text:s/></text:p>
          </table:table-cell>
          <table:table-cell office:value-type="float" office:value="128" table:style-name="ce4">
            <text:p>12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84" table:style-name="ce4">
            <text:p>284<text:s/></text:p>
          </table:table-cell>
          <table:table-cell office:value-type="float" office:value="411" table:style-name="ce4">
            <text:p>411<text:s/>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ranhão</text:p>
          </table:table-cell>
          <table:table-cell office:value-type="float" office:value="17508" table:style-name="ce4">
            <text:p>17,508<text:s/></text:p>
          </table:table-cell>
          <table:table-cell office:value-type="float" office:value="25422" table:style-name="ce4">
            <text:p>25,4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rte Maranhense</text:p>
          </table:table-cell>
          <table:table-cell office:value-type="float" office:value="2047" table:style-name="ce4">
            <text:p>2,047<text:s/></text:p>
          </table:table-cell>
          <table:table-cell office:value-type="float" office:value="3805" table:style-name="ce4">
            <text:p>3,80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Litoral Ocidental Maranhense</text:p>
          </table:table-cell>
          <table:table-cell office:value-type="float" office:value="441" table:style-name="ce4">
            <text:p>441<text:s/></text:p>
          </table:table-cell>
          <table:table-cell office:value-type="float" office:value="807" table:style-name="ce4">
            <text:p>80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cântara</text:p>
          </table:table-cell>
          <table:table-cell office:value-type="float" office:value="90" table:style-name="ce4">
            <text:p>90<text:s/></text:p>
          </table:table-cell>
          <table:table-cell office:value-type="float" office:value="122" table:style-name="ce4">
            <text:p>1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picum-Açu</text:p>
          </table:table-cell>
          <table:table-cell office:value-type="float" office:value="6" table:style-name="ce4">
            <text:p>6<text:s/></text:p>
          </table:table-cell>
          <table:table-cell office:value-type="float" office:value="10" table:style-name="ce4">
            <text:p>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curi</text:p>
          </table:table-cell>
          <table:table-cell office:value-type="float" office:value="12" table:style-name="ce4">
            <text:p>12<text:s/></text:p>
          </table:table-cell>
          <table:table-cell office:value-type="float" office:value="23" table:style-name="ce4">
            <text:p>2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dral</text:p>
          </table:table-cell>
          <table:table-cell office:value-type="float" office:value="19" table:style-name="ce4">
            <text:p>19<text:s/></text:p>
          </table:table-cell>
          <table:table-cell office:value-type="float" office:value="36" table:style-name="ce4">
            <text:p>3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al do Maranhão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rurupu</text:p>
          </table:table-cell>
          <table:table-cell office:value-type="float" office:value="115" table:style-name="ce4">
            <text:p>115<text:s/></text:p>
          </table:table-cell>
          <table:table-cell office:value-type="float" office:value="219" table:style-name="ce4">
            <text:p>21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imarães</text:p>
          </table:table-cell>
          <table:table-cell office:value-type="float" office:value="12" table:style-name="ce4">
            <text:p>12<text:s/></text:p>
          </table:table-cell>
          <table:table-cell office:value-type="float" office:value="24" table:style-name="ce4">
            <text:p>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irinzal</text:p>
          </table:table-cell>
          <table:table-cell office:value-type="float" office:value="13" table:style-name="ce4">
            <text:p>13<text:s/></text:p>
          </table:table-cell>
          <table:table-cell office:value-type="float" office:value="27" table:style-name="ce4">
            <text:p>2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rto Rico do Maranhão</text:p>
          </table:table-cell>
          <table:table-cell office:value-type="float" office:value="71" table:style-name="ce4">
            <text:p>71<text:s/></text:p>
          </table:table-cell>
          <table:table-cell office:value-type="float" office:value="143" table:style-name="ce4">
            <text:p>14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rrano do Maranhão</text:p>
          </table:table-cell>
          <table:table-cell office:value-type="float" office:value="101" table:style-name="ce4">
            <text:p>101<text:s/></text:p>
          </table:table-cell>
          <table:table-cell office:value-type="float" office:value="202" table:style-name="ce4">
            <text:p>20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glomeração Urbana de São Luís</text:p>
          </table:table-cell>
          <table:table-cell office:value-type="float" office:value="220" table:style-name="ce4">
            <text:p>220<text:s/></text:p>
          </table:table-cell>
          <table:table-cell office:value-type="float" office:value="338" table:style-name="ce4">
            <text:p>33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ço do Lumiar</text:p>
          </table:table-cell>
          <table:table-cell office:value-type="float" office:value="17" table:style-name="ce4">
            <text:p>17<text:s/></text:p>
          </table:table-cell>
          <table:table-cell office:value-type="float" office:value="25" table:style-name="ce4">
            <text:p>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sé de Ribamar</text:p>
          </table:table-cell>
          <table:table-cell office:value-type="float" office:value="18" table:style-name="ce4">
            <text:p>18<text:s/></text:p>
          </table:table-cell>
          <table:table-cell office:value-type="float" office:value="27" table:style-name="ce4">
            <text:p>2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Luís</text:p>
          </table:table-cell>
          <table:table-cell office:value-type="float" office:value="185" table:style-name="ce4">
            <text:p>185<text:s/></text:p>
          </table:table-cell>
          <table:table-cell office:value-type="float" office:value="286" table:style-name="ce4">
            <text:p>28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osário</text:p>
          </table:table-cell>
          <table:table-cell office:value-type="float" office:value="309" table:style-name="ce4">
            <text:p>309<text:s/></text:p>
          </table:table-cell>
          <table:table-cell office:value-type="float" office:value="698" table:style-name="ce4">
            <text:p>69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xixá</text:p>
          </table:table-cell>
          <table:table-cell office:value-type="float" office:value="150" table:style-name="ce4">
            <text:p>150<text:s/></text:p>
          </table:table-cell>
          <table:table-cell office:value-type="float" office:value="345" table:style-name="ce4">
            <text:p>34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cabeira</text:p>
          </table:table-cell>
          <table:table-cell office:value-type="float" office:value="23" table:style-name="ce4">
            <text:p>23<text:s/></text:p>
          </table:table-cell>
          <table:table-cell office:value-type="float" office:value="48" table:style-name="ce4">
            <text:p>4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choeira Grande</text:p>
          </table:table-cell>
          <table:table-cell office:value-type="float" office:value="16" table:style-name="ce4">
            <text:p>16<text:s/></text:p>
          </table:table-cell>
          <table:table-cell office:value-type="float" office:value="32" table:style-name="ce4">
            <text:p>3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catu</text:p>
          </table:table-cell>
          <table:table-cell office:value-type="float" office:value="11" table:style-name="ce4">
            <text:p>11<text:s/></text:p>
          </table:table-cell>
          <table:table-cell office:value-type="float" office:value="21" table:style-name="ce4">
            <text:p>2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rros</text:p>
          </table:table-cell>
          <table:table-cell office:value-type="float" office:value="21" table:style-name="ce4">
            <text:p>21<text:s/></text:p>
          </table:table-cell>
          <table:table-cell office:value-type="float" office:value="42" table:style-name="ce4">
            <text:p>4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esidente Juscelino</text:p>
          </table:table-cell>
          <table:table-cell office:value-type="float" office:value="15" table:style-name="ce4">
            <text:p>15<text:s/></text:p>
          </table:table-cell>
          <table:table-cell office:value-type="float" office:value="34" table:style-name="ce4">
            <text:p>3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osário</text:p>
          </table:table-cell>
          <table:table-cell office:value-type="float" office:value="59" table:style-name="ce4">
            <text:p>59<text:s/></text:p>
          </table:table-cell>
          <table:table-cell office:value-type="float" office:value="148" table:style-name="ce4">
            <text:p>14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Rita</text:p>
          </table:table-cell>
          <table:table-cell office:value-type="float" office:value="13" table:style-name="ce4">
            <text:p>13<text:s/></text:p>
          </table:table-cell>
          <table:table-cell office:value-type="float" office:value="28" table:style-name="ce4">
            <text:p>2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Lençóis Maranhenses</text:p>
          </table:table-cell>
          <table:table-cell office:value-type="float" office:value="42" table:style-name="ce4">
            <text:p>42<text:s/></text:p>
          </table:table-cell>
          <table:table-cell office:value-type="float" office:value="98" table:style-name="ce4">
            <text:p>9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rreirinhas</text:p>
          </table:table-cell>
          <table:table-cell office:value-type="float" office:value="16" table:style-name="ce4">
            <text:p>16<text:s/></text:p>
          </table:table-cell>
          <table:table-cell office:value-type="float" office:value="36" table:style-name="ce4">
            <text:p>3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Humberto de Campos</text:p>
          </table:table-cell>
          <table:table-cell office:value-type="float" office:value="16" table:style-name="ce4">
            <text:p>16<text:s/></text:p>
          </table:table-cell>
          <table:table-cell office:value-type="float" office:value="37" table:style-name="ce4">
            <text:p>3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imeira Cruz</text:p>
          </table:table-cell>
          <table:table-cell office:value-type="float" office:value="6" table:style-name="ce4">
            <text:p>6<text:s/></text:p>
          </table:table-cell>
          <table:table-cell office:value-type="float" office:value="16" table:style-name="ce4">
            <text:p>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o Amaro do Maranhão</text:p>
          </table:table-cell>
          <table:table-cell office:value-type="float" office:value="4" table:style-name="ce4">
            <text:p>4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aixada Maranhense</text:p>
          </table:table-cell>
          <table:table-cell office:value-type="float" office:value="1001" table:style-name="ce4">
            <text:p>1,001<text:s/></text:p>
          </table:table-cell>
          <table:table-cell office:value-type="float" office:value="1787" table:style-name="ce4">
            <text:p>1,78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ajatuba</text:p>
          </table:table-cell>
          <table:table-cell office:value-type="float" office:value="19" table:style-name="ce4">
            <text:p>19<text:s/></text:p>
          </table:table-cell>
          <table:table-cell office:value-type="float" office:value="48" table:style-name="ce4">
            <text:p>4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rari</text:p>
          </table:table-cell>
          <table:table-cell office:value-type="float" office:value="3" table:style-name="ce4">
            <text:p>3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la Vista do Maranhão</text:p>
          </table:table-cell>
          <table:table-cell office:value-type="float" office:value="13" table:style-name="ce4">
            <text:p>13<text:s/></text:p>
          </table:table-cell>
          <table:table-cell office:value-type="float" office:value="22" table:style-name="ce4">
            <text:p>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jari</text:p>
          </table:table-cell>
          <table:table-cell office:value-type="float" office:value="91" table:style-name="ce4">
            <text:p>91<text:s/></text:p>
          </table:table-cell>
          <table:table-cell office:value-type="float" office:value="151" table:style-name="ce4">
            <text:p>15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garapé do Meio</text:p>
          </table:table-cell>
          <table:table-cell office:value-type="float" office:value="13" table:style-name="ce4">
            <text:p>13<text:s/></text:p>
          </table:table-cell>
          <table:table-cell office:value-type="float" office:value="19" table:style-name="ce4">
            <text:p>1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tinha</text:p>
          </table:table-cell>
          <table:table-cell office:value-type="float" office:value="10" table:style-name="ce4">
            <text:p>10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nção</text:p>
          </table:table-cell>
          <table:table-cell office:value-type="float" office:value="15" table:style-name="ce4">
            <text:p>15<text:s/></text:p>
          </table:table-cell>
          <table:table-cell office:value-type="float" office:value="26" table:style-name="ce4">
            <text:p>2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linda Nova do Maranhão</text:p>
          </table:table-cell>
          <table:table-cell office:value-type="float" office:value="8" table:style-name="ce4">
            <text:p>8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lmeirândia</text:p>
          </table:table-cell>
          <table:table-cell office:value-type="float" office:value="4" table:style-name="ce4">
            <text:p>4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dro do Rosário</text:p>
          </table:table-cell>
          <table:table-cell office:value-type="float" office:value="114" table:style-name="ce4">
            <text:p>114<text:s/></text:p>
          </table:table-cell>
          <table:table-cell office:value-type="float" office:value="216" table:style-name="ce4">
            <text:p>2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nalva</text:p>
          </table:table-cell>
          <table:table-cell office:value-type="float" office:value="125" table:style-name="ce4">
            <text:p>125<text:s/></text:p>
          </table:table-cell>
          <table:table-cell office:value-type="float" office:value="225" table:style-name="ce4">
            <text:p>2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ri Mirim</text:p>
          </table:table-cell>
          <table:table-cell office:value-type="float" office:value="9" table:style-name="ce4">
            <text:p>9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inheiro</text:p>
          </table:table-cell>
          <table:table-cell office:value-type="float" office:value="88" table:style-name="ce4">
            <text:p>88<text:s/></text:p>
          </table:table-cell>
          <table:table-cell office:value-type="float" office:value="176" table:style-name="ce4">
            <text:p>1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esidente Sarney</text:p>
          </table:table-cell>
          <table:table-cell office:value-type="float" office:value="136" table:style-name="ce4">
            <text:p>136<text:s/></text:p>
          </table:table-cell>
          <table:table-cell office:value-type="float" office:value="259" table:style-name="ce4">
            <text:p>25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Helena</text:p>
          </table:table-cell>
          <table:table-cell office:value-type="float" office:value="97" table:style-name="ce4">
            <text:p>97<text:s/></text:p>
          </table:table-cell>
          <table:table-cell office:value-type="float" office:value="189" table:style-name="ce4">
            <text:p>18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Bento</text:p>
          </table:table-cell>
          <table:table-cell office:value-type="float" office:value="11" table:style-name="ce4">
            <text:p>11<text:s/></text:p>
          </table:table-cell>
          <table:table-cell office:value-type="float" office:value="19" table:style-name="ce4">
            <text:p>1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ão Batista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Vicente Ferrer</text:p>
          </table:table-cell>
          <table:table-cell office:value-type="float" office:value="6" table:style-name="ce4">
            <text:p>6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ana</text:p>
          </table:table-cell>
          <table:table-cell office:value-type="float" office:value="140" table:style-name="ce4">
            <text:p>140<text:s/></text:p>
          </table:table-cell>
          <table:table-cell office:value-type="float" office:value="211" table:style-name="ce4">
            <text:p>2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tória do Mearim</text:p>
          </table:table-cell>
          <table:table-cell office:value-type="float" office:value="98" table:style-name="ce4">
            <text:p>98<text:s/></text:p>
          </table:table-cell>
          <table:table-cell office:value-type="float" office:value="153" table:style-name="ce4">
            <text:p>15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tapecuru Mirim</text:p>
          </table:table-cell>
          <table:table-cell office:value-type="float" office:value="34" table:style-name="ce4">
            <text:p>34<text:s/></text:p>
          </table:table-cell>
          <table:table-cell office:value-type="float" office:value="76" table:style-name="ce4">
            <text:p>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pecuru Mirim</text:p>
          </table:table-cell>
          <table:table-cell office:value-type="float" office:value="34" table:style-name="ce4">
            <text:p>34<text:s/></text:p>
          </table:table-cell>
          <table:table-cell office:value-type="float" office:value="76" table:style-name="ce4">
            <text:p>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este Maranhense</text:p>
          </table:table-cell>
          <table:table-cell office:value-type="float" office:value="15461" table:style-name="ce4">
            <text:p>15,461<text:s/></text:p>
          </table:table-cell>
          <table:table-cell office:value-type="float" office:value="21617" table:style-name="ce4">
            <text:p>21,6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urupi</text:p>
          </table:table-cell>
          <table:table-cell office:value-type="float" office:value="11170" table:style-name="ce4">
            <text:p>11,170<text:s/></text:p>
          </table:table-cell>
          <table:table-cell office:value-type="float" office:value="15968" table:style-name="ce4">
            <text:p>15,96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mapá do Maranhão</text:p>
          </table:table-cell>
          <table:table-cell office:value-type="float" office:value="1648" table:style-name="ce4">
            <text:p>1,648<text:s/></text:p>
          </table:table-cell>
          <table:table-cell office:value-type="float" office:value="2192" table:style-name="ce4">
            <text:p>2,19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a Vista do Gurupi</text:p>
          </table:table-cell>
          <table:table-cell office:value-type="float" office:value="569" table:style-name="ce4">
            <text:p>569<text:s/></text:p>
          </table:table-cell>
          <table:table-cell office:value-type="float" office:value="757" table:style-name="ce4">
            <text:p>75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ândido Mendes</text:p>
          </table:table-cell>
          <table:table-cell office:value-type="float" office:value="1061" table:style-name="ce4">
            <text:p>1,061<text:s/></text:p>
          </table:table-cell>
          <table:table-cell office:value-type="float" office:value="1697" table:style-name="ce4">
            <text:p>1,69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utapera</text:p>
          </table:table-cell>
          <table:table-cell office:value-type="float" office:value="1348" table:style-name="ce4">
            <text:p>1,348<text:s/></text:p>
          </table:table-cell>
          <table:table-cell office:value-type="float" office:value="1955" table:style-name="ce4">
            <text:p>1,95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o do Guilherme</text:p>
          </table:table-cell>
          <table:table-cell office:value-type="float" office:value="865" table:style-name="ce4">
            <text:p>865<text:s/></text:p>
          </table:table-cell>
          <table:table-cell office:value-type="float" office:value="1211" table:style-name="ce4">
            <text:p>1,2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entro Novo do Maranhão</text:p>
          </table:table-cell>
          <table:table-cell office:value-type="float" office:value="592" table:style-name="ce4">
            <text:p>592<text:s/></text:p>
          </table:table-cell>
          <table:table-cell office:value-type="float" office:value="740" table:style-name="ce4">
            <text:p>7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odofredo Viana</text:p>
          </table:table-cell>
          <table:table-cell office:value-type="float" office:value="743" table:style-name="ce4">
            <text:p>743<text:s/></text:p>
          </table:table-cell>
          <table:table-cell office:value-type="float" office:value="1189" table:style-name="ce4">
            <text:p>1,18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overnador Nunes Freire</text:p>
          </table:table-cell>
          <table:table-cell office:value-type="float" office:value="968" table:style-name="ce4">
            <text:p>968<text:s/></text:p>
          </table:table-cell>
          <table:table-cell office:value-type="float" office:value="1432" table:style-name="ce4">
            <text:p>1,43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nco do Maranhão</text:p>
          </table:table-cell>
          <table:table-cell office:value-type="float" office:value="215" table:style-name="ce4">
            <text:p>215<text:s/></text:p>
          </table:table-cell>
          <table:table-cell office:value-type="float" office:value="268" table:style-name="ce4">
            <text:p>26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uís Domingues</text:p>
          </table:table-cell>
          <table:table-cell office:value-type="float" office:value="1790" table:style-name="ce4">
            <text:p>1,790<text:s/></text:p>
          </table:table-cell>
          <table:table-cell office:value-type="float" office:value="2505" table:style-name="ce4">
            <text:p>2,50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caçumé</text:p>
          </table:table-cell>
          <table:table-cell office:value-type="float" office:value="407" table:style-name="ce4">
            <text:p>407<text:s/></text:p>
          </table:table-cell>
          <table:table-cell office:value-type="float" office:value="569" table:style-name="ce4">
            <text:p>56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nhãozinho</text:p>
          </table:table-cell>
          <table:table-cell office:value-type="float" office:value="626" table:style-name="ce4">
            <text:p>626<text:s/></text:p>
          </table:table-cell>
          <table:table-cell office:value-type="float" office:value="876" table:style-name="ce4">
            <text:p>8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uriaçu</text:p>
          </table:table-cell>
          <table:table-cell office:value-type="float" office:value="339" table:style-name="ce4">
            <text:p>339<text:s/></text:p>
          </table:table-cell>
          <table:table-cell office:value-type="float" office:value="576" table:style-name="ce4">
            <text:p>57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indaré</text:p>
          </table:table-cell>
          <table:table-cell office:value-type="float" office:value="2866" table:style-name="ce4">
            <text:p>2,866<text:s/></text:p>
          </table:table-cell>
          <table:table-cell office:value-type="float" office:value="4005" table:style-name="ce4">
            <text:p>4,00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to Alegre do Pindaré</text:p>
          </table:table-cell>
          <table:table-cell office:value-type="float" office:value="15" table:style-name="ce4">
            <text:p>15<text:s/></text:p>
          </table:table-cell>
          <table:table-cell office:value-type="float" office:value="24" table:style-name="ce4">
            <text:p>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raguanã</text:p>
          </table:table-cell>
          <table:table-cell office:value-type="float" office:value="19" table:style-name="ce4">
            <text:p>19<text:s/></text:p>
          </table:table-cell>
          <table:table-cell office:value-type="float" office:value="33" table:style-name="ce4">
            <text:p>3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overnador Newton Bello</text:p>
          </table:table-cell>
          <table:table-cell office:value-type="float" office:value="14" table:style-name="ce4">
            <text:p>14<text:s/></text:p>
          </table:table-cell>
          <table:table-cell office:value-type="float" office:value="28" table:style-name="ce4">
            <text:p>2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Olinda do Maranhão</text:p>
          </table:table-cell>
          <table:table-cell office:value-type="float" office:value="2404" table:style-name="ce4">
            <text:p>2,404<text:s/></text:p>
          </table:table-cell>
          <table:table-cell office:value-type="float" office:value="3317" table:style-name="ce4">
            <text:p>3,3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indaré-Mirim</text:p>
          </table:table-cell>
          <table:table-cell office:value-type="float" office:value="10" table:style-name="ce4">
            <text:p>10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esidente Médici</text:p>
          </table:table-cell>
          <table:table-cell office:value-type="float" office:value="181" table:style-name="ce4">
            <text:p>181<text:s/></text:p>
          </table:table-cell>
          <table:table-cell office:value-type="float" office:value="266" table:style-name="ce4">
            <text:p>26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Inês</text:p>
          </table:table-cell>
          <table:table-cell office:value-type="float" office:value="14" table:style-name="ce4">
            <text:p>14<text:s/></text:p>
          </table:table-cell>
          <table:table-cell office:value-type="float" office:value="27" table:style-name="ce4">
            <text:p>2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Luzia do Paruá</text:p>
          </table:table-cell>
          <table:table-cell office:value-type="float" office:value="188" table:style-name="ce4">
            <text:p>188<text:s/></text:p>
          </table:table-cell>
          <table:table-cell office:value-type="float" office:value="253" table:style-name="ce4">
            <text:p>25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ão do Carú</text:p>
          </table:table-cell>
          <table:table-cell office:value-type="float" office:value="10" table:style-name="ce4">
            <text:p>10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ufilândia</text:p>
          </table:table-cell>
          <table:table-cell office:value-type="float" office:value="11" table:style-name="ce4">
            <text:p>11<text:s/></text:p>
          </table:table-cell>
          <table:table-cell office:value-type="float" office:value="22" table:style-name="ce4">
            <text:p>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mperatriz</text:p>
          </table:table-cell>
          <table:table-cell office:value-type="float" office:value="1425" table:style-name="ce4">
            <text:p>1,425<text:s/></text:p>
          </table:table-cell>
          <table:table-cell office:value-type="float" office:value="1644" table:style-name="ce4">
            <text:p>1,64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marante do Maranhão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idelândia</text:p>
          </table:table-cell>
          <table:table-cell office:value-type="float" office:value="73" table:style-name="ce4">
            <text:p>73<text:s/></text:p>
          </table:table-cell>
          <table:table-cell office:value-type="float" office:value="93" table:style-name="ce4">
            <text:p>9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mperatriz</text:p>
          </table:table-cell>
          <table:table-cell office:value-type="float" office:value="401" table:style-name="ce4">
            <text:p>401<text:s/></text:p>
          </table:table-cell>
          <table:table-cell office:value-type="float" office:value="417" table:style-name="ce4">
            <text:p>4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Pedro da Água Branca</text:p>
          </table:table-cell>
          <table:table-cell office:value-type="float" office:value="80" table:style-name="ce4">
            <text:p>80<text:s/></text:p>
          </table:table-cell>
          <table:table-cell office:value-type="float" office:value="87" table:style-name="ce4">
            <text:p>8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la Nova dos Martírios</text:p>
          </table:table-cell>
          <table:table-cell office:value-type="float" office:value="871" table:style-name="ce4">
            <text:p>871<text:s/></text:p>
          </table:table-cell>
          <table:table-cell office:value-type="float" office:value="1045" table:style-name="ce4">
            <text:p>1,04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ear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ertões Cearens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ertão de Crateú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ndependênc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io Grande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9" table:style-name="ce4">
            <text:p>19<text:s/></text:p>
          </table:table-cell>
          <table:table-cell office:value-type="float" office:value="58" table:style-name="ce4">
            <text:p>5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entral Potiguar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4" table:style-name="ce4">
            <text:p>1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ca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8" table:style-name="ce4">
            <text:p>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Bento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8" table:style-name="ce4">
            <text:p>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ngic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rdim de Angic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dra Pret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greste Potiguar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44" table:style-name="ce4">
            <text:p>4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aixa Verd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44" table:style-name="ce4">
            <text:p>4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oão Câma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44" table:style-name="ce4">
            <text:p>4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arai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7" table:style-name="ce4">
            <text:p>217<text:s/></text:p>
          </table:table-cell>
          <table:table-cell office:value-type="float" office:value="615" table:style-name="ce4">
            <text:p>6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orbore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riri Ocidental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rra Branc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riri Oriental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aúb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rj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greste Paraib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2" table:style-name="ce4">
            <text:p>22<text:s/></text:p>
          </table:table-cell>
          <table:table-cell office:value-type="float" office:value="46" table:style-name="ce4">
            <text:p>4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rejo Paraib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agoa Nov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mpina Grand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" table:style-name="ce4">
            <text:p>11<text:s/></text:p>
          </table:table-cell>
          <table:table-cell office:value-type="float" office:value="24" table:style-name="ce4">
            <text:p>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goa Sec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" table:style-name="ce4">
            <text:p>11<text:s/></text:p>
          </table:table-cell>
          <table:table-cell office:value-type="float" office:value="24" table:style-name="ce4">
            <text:p>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tabai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ldas Brand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rinhé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ng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bai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tu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gei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lgado de São Félix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Umbuzei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atu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Cecíl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Umbuzei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ta Paraib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94" table:style-name="ce4">
            <text:p>194<text:s/></text:p>
          </table:table-cell>
          <table:table-cell office:value-type="float" office:value="565" table:style-name="ce4">
            <text:p>56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Litoral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9" table:style-name="ce4">
            <text:p>169<text:s/></text:p>
          </table:table-cell>
          <table:table-cell office:value-type="float" office:value="506" table:style-name="ce4">
            <text:p>50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ía da Traiç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6" table:style-name="ce4">
            <text:p>26<text:s/></text:p>
          </table:table-cell>
          <table:table-cell office:value-type="float" office:value="78" table:style-name="ce4">
            <text:p>7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pi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ité de Mamangua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rral de Ci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caraú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3" table:style-name="ce4">
            <text:p>53<text:s/></text:p>
          </table:table-cell>
          <table:table-cell office:value-type="float" office:value="159" table:style-name="ce4">
            <text:p>15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mangua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caç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8" table:style-name="ce4">
            <text:p>28<text:s/></text:p>
          </table:table-cell>
          <table:table-cell office:value-type="float" office:value="85" table:style-name="ce4">
            <text:p>8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tarac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dro Régi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6" table:style-name="ce4">
            <text:p>26<text:s/></text:p>
          </table:table-cell>
          <table:table-cell office:value-type="float" office:value="78" table:style-name="ce4">
            <text:p>7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io Tint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5" table:style-name="ce4">
            <text:p>25<text:s/></text:p>
          </table:table-cell>
          <table:table-cell office:value-type="float" office:value="75" table:style-name="ce4">
            <text:p>7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apé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9" table:style-name="ce4">
            <text:p>1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ilar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sé dos Ram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Miguel de Taip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João Pesso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6" table:style-name="ce4">
            <text:p>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nd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6" table:style-name="ce4">
            <text:p>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Litoral Sul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24" table:style-name="ce4">
            <text:p>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hand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dras de Fog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itimb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ernambuc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83" table:style-name="ce4">
            <text:p>383<text:s/></text:p>
          </table:table-cell>
          <table:table-cell office:value-type="float" office:value="1264" table:style-name="ce4">
            <text:p>1,26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ertão Pernambuc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27" table:style-name="ce4">
            <text:p>227<text:s/></text:p>
          </table:table-cell>
          <table:table-cell office:value-type="float" office:value="848" table:style-name="ce4">
            <text:p>84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raripi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reilând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alguei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43" table:style-name="ce4">
            <text:p>4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sé do Belmon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22" table:style-name="ce4">
            <text:p>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erdejan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21" table:style-name="ce4">
            <text:p>2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ajeú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87" table:style-name="ce4">
            <text:p>187<text:s/></text:p>
          </table:table-cell>
          <table:table-cell office:value-type="float" office:value="744" table:style-name="ce4">
            <text:p>74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fogados da Ingaz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" table:style-name="ce4">
            <text:p>20<text:s/></text:p>
          </table:table-cell>
          <table:table-cell office:value-type="float" office:value="80" table:style-name="ce4">
            <text:p>8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jinh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0" table:style-name="ce4">
            <text:p>70<text:s/></text:p>
          </table:table-cell>
          <table:table-cell office:value-type="float" office:value="245" table:style-name="ce4">
            <text:p>24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lumb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naí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8" table:style-name="ce4">
            <text:p>48<text:s/></text:p>
          </table:table-cell>
          <table:table-cell office:value-type="float" office:value="216" table:style-name="ce4">
            <text:p>2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lor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guarac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ngaz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peti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4" table:style-name="ce4">
            <text:p>1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Quixa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11" table:style-name="ce4">
            <text:p>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Cruz da Baixa Verd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Terezi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0" table:style-name="ce4">
            <text:p>30<text:s/></text:p>
          </table:table-cell>
          <table:table-cell office:value-type="float" office:value="135" table:style-name="ce4">
            <text:p>13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sé do Egit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rra Talhad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1" table:style-name="ce4">
            <text:p>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olid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b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10" table:style-name="ce4">
            <text:p>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riunf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upareta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ertão do Moxotó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4" table:style-name="ce4">
            <text:p>24<text:s/></text:p>
          </table:table-cell>
          <table:table-cell office:value-type="float" office:value="57" table:style-name="ce4">
            <text:p>5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tân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29" table:style-name="ce4">
            <text:p>2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stód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" table:style-name="ce4">
            <text:p>14<text:s/></text:p>
          </table:table-cell>
          <table:table-cell office:value-type="float" office:value="28" table:style-name="ce4">
            <text:p>2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ão Francisco Pernambuc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29" table:style-name="ce4">
            <text:p>2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taparic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29" table:style-name="ce4">
            <text:p>2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naubeira da Pe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tob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trolând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carat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greste Pernambuc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36" table:style-name="ce4">
            <text:p>136<text:s/></text:p>
          </table:table-cell>
          <table:table-cell office:value-type="float" office:value="360" table:style-name="ce4">
            <text:p>36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Vale do Ipane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Águas Bel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Vale do Ipojuc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0" table:style-name="ce4">
            <text:p>30<text:s/></text:p>
          </table:table-cell>
          <table:table-cell office:value-type="float" office:value="77" table:style-name="ce4">
            <text:p>7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lo Jardi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zerr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19" table:style-name="ce4">
            <text:p>1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choeiri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" table:style-name="ce4">
            <text:p>12<text:s/></text:p>
          </table:table-cell>
          <table:table-cell office:value-type="float" office:value="31" table:style-name="ce4">
            <text:p>3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poeir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ravat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1" table:style-name="ce4">
            <text:p>2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squ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ç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haró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caimbó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lto Capibarib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sinh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rei Miguelinh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Maria do Cambuc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quaritinga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édio Capibarib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m Jardi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imoei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robó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Garanhun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7" table:style-name="ce4">
            <text:p>97<text:s/></text:p>
          </table:table-cell>
          <table:table-cell office:value-type="float" office:value="260" table:style-name="ce4">
            <text:p>26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geli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m Conselh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4" table:style-name="ce4">
            <text:p>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ej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8" table:style-name="ce4">
            <text:p>18<text:s/></text:p>
          </table:table-cell>
          <table:table-cell office:value-type="float" office:value="41" table:style-name="ce4">
            <text:p>4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eté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lçad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nhotinh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5" table:style-name="ce4">
            <text:p>35<text:s/></text:p>
          </table:table-cell>
          <table:table-cell office:value-type="float" office:value="105" table:style-name="ce4">
            <text:p>10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rent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aranhun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at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0" table:style-name="ce4">
            <text:p>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cat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p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re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goa do Ou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jed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lmeiri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ranata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8" table:style-name="ce4">
            <text:p>1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lo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0" table:style-name="ce4">
            <text:p>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rezi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rejo Pernambuc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9" table:style-name="ce4">
            <text:p>1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mocim de São Félix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up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goa dos Gat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nel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iré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Joaquim do Mon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ta Pernambuc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27" table:style-name="ce4">
            <text:p>2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ta Setentrional Pernambuc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uenos Air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goa do Car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goa de Itaeng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udalh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ta Meridional Pernambuc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lém de Mar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lago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5" table:style-name="ce4">
            <text:p>55<text:s/></text:p>
          </table:table-cell>
          <table:table-cell office:value-type="float" office:value="110" table:style-name="ce4">
            <text:p>1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ertão Alago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2" table:style-name="ce4">
            <text:p>22<text:s/></text:p>
          </table:table-cell>
          <table:table-cell office:value-type="float" office:value="58" table:style-name="ce4">
            <text:p>5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atal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2" table:style-name="ce4">
            <text:p>22<text:s/></text:p>
          </table:table-cell>
          <table:table-cell office:value-type="float" office:value="58" table:style-name="ce4">
            <text:p>5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lo Mon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ramata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jor Isido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lho d'Água das Flor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" table:style-name="ce4">
            <text:p>20<text:s/></text:p>
          </table:table-cell>
          <table:table-cell office:value-type="float" office:value="50" table:style-name="ce4">
            <text:p>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greste Alago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almeira dos Índi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ulo Jacint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este Alago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3" table:style-name="ce4">
            <text:p>33<text:s/></text:p>
          </table:table-cell>
          <table:table-cell office:value-type="float" office:value="52" table:style-name="ce4">
            <text:p>5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errana dos Quilomb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8" table:style-name="ce4">
            <text:p>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hã Pret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iços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ta Alago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" table:style-name="ce4">
            <text:p>12<text:s/></text:p>
          </table:table-cell>
          <table:table-cell office:value-type="float" office:value="20" table:style-name="ce4">
            <text:p>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tala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pel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0" table:style-name="ce4">
            <text:p>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cuí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Maceió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io Larg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ened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" table:style-name="ce4">
            <text:p>16<text:s/></text:p>
          </table:table-cell>
          <table:table-cell office:value-type="float" office:value="20" table:style-name="ce4">
            <text:p>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greja Nov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ned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orto Real do Colégi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ergi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1" table:style-name="ce4">
            <text:p>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greste Sergip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Nossa Senhora das Dor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ssa Senhora das Dor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este Sergip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otingui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pel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aixo Cotingui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o Amaro das Brot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Estânc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stânc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ndiaro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poranga d'Ajud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Luzia do Itanhy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Bah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68" table:style-name="ce4">
            <text:p>768<text:s/></text:p>
          </table:table-cell>
          <table:table-cell office:value-type="float" office:value="2134" table:style-name="ce4">
            <text:p>2,13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ale São-Franciscano da Bah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aulo Afons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lór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ar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17" table:style-name="ce4">
            <text:p>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r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uritira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botiram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uquém de São Francisc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entro Norte Bai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1" table:style-name="ce4">
            <text:p>31<text:s/></text:p>
          </table:table-cell>
          <table:table-cell office:value-type="float" office:value="74" table:style-name="ce4">
            <text:p>7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enhor do Bonfi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iú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recê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entio do Ou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Feira de Sant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1" table:style-name="ce4">
            <text:p>31<text:s/></text:p>
          </table:table-cell>
          <table:table-cell office:value-type="float" office:value="73" table:style-name="ce4">
            <text:p>7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Água Fr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tônio Cardos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nceição da F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ração de Mar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lísio Medrad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4" table:style-name="ce4">
            <text:p>1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Feira de Santa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pecaet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rar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tim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uriçang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edr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6" table:style-name="ce4">
            <text:p>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Bárba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nópoli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Teresi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10" table:style-name="ce4">
            <text:p>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o Estêv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odoro Sampai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rdeste Bai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04" table:style-name="ce4">
            <text:p>404<text:s/></text:p>
          </table:table-cell>
          <table:table-cell office:value-type="float" office:value="1264" table:style-name="ce4">
            <text:p>1,26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Jeremoab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1" table:style-name="ce4">
            <text:p>111<text:s/></text:p>
          </table:table-cell>
          <table:table-cell office:value-type="float" office:value="354" table:style-name="ce4">
            <text:p>35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eremoab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5" table:style-name="ce4">
            <text:p>75<text:s/></text:p>
          </table:table-cell>
          <table:table-cell office:value-type="float" office:value="240" table:style-name="ce4">
            <text:p>24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 Brígid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" table:style-name="ce4">
            <text:p>20<text:s/></text:p>
          </table:table-cell>
          <table:table-cell office:value-type="float" office:value="61" table:style-name="ce4">
            <text:p>6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ítio do Quint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53" table:style-name="ce4">
            <text:p>5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Euclides da Cu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0" table:style-name="ce4">
            <text:p>140<text:s/></text:p>
          </table:table-cell>
          <table:table-cell office:value-type="float" office:value="420" table:style-name="ce4">
            <text:p>42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nsanç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nud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uclides da Cu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9" table:style-name="ce4">
            <text:p>39<text:s/></text:p>
          </table:table-cell>
          <table:table-cell office:value-type="float" office:value="117" table:style-name="ce4">
            <text:p>1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onte Sant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rdesti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Queimad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Quijingu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8" table:style-name="ce4">
            <text:p>58<text:s/></text:p>
          </table:table-cell>
          <table:table-cell office:value-type="float" office:value="174" table:style-name="ce4">
            <text:p>17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uc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4" table:style-name="ce4">
            <text:p>34<text:s/></text:p>
          </table:table-cell>
          <table:table-cell office:value-type="float" office:value="102" table:style-name="ce4">
            <text:p>10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erri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4" table:style-name="ce4">
            <text:p>64<text:s/></text:p>
          </table:table-cell>
          <table:table-cell office:value-type="float" office:value="217" table:style-name="ce4">
            <text:p>21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rac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iriting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52" table:style-name="ce4">
            <text:p>5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nceição do Coité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5" table:style-name="ce4">
            <text:p>25<text:s/></text:p>
          </table:table-cell>
          <table:table-cell office:value-type="float" office:value="100" table:style-name="ce4">
            <text:p>10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marã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8" table:style-name="ce4">
            <text:p>1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etirolând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aluz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Doming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erri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6" table:style-name="ce4">
            <text:p>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ofilând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alen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lagoinh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9" table:style-name="ce4">
            <text:p>69<text:s/></text:p>
          </table:table-cell>
          <table:table-cell office:value-type="float" office:value="211" table:style-name="ce4">
            <text:p>2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cajuti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agoinh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2" table:style-name="ce4">
            <text:p>22<text:s/></text:p>
          </table:table-cell>
          <table:table-cell office:value-type="float" office:value="69" table:style-name="ce4">
            <text:p>6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por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raç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4" table:style-name="ce4">
            <text:p>1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ramari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risópoli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47" table:style-name="ce4">
            <text:p>4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nhambu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" table:style-name="ce4">
            <text:p>16<text:s/></text:p>
          </table:table-cell>
          <table:table-cell office:value-type="float" office:value="50" table:style-name="ce4">
            <text:p>5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io Real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átiro Di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6" table:style-name="ce4">
            <text:p>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Entre Ri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" table:style-name="ce4">
            <text:p>21<text:s/></text:p>
          </table:table-cell>
          <table:table-cell office:value-type="float" office:value="62" table:style-name="ce4">
            <text:p>6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deal da Silv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nd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ntre Ri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47" table:style-name="ce4">
            <text:p>4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Esplanad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ndaí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etropolitana de Salvador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67" table:style-name="ce4">
            <text:p>167<text:s/></text:p>
          </table:table-cell>
          <table:table-cell office:value-type="float" office:value="408" table:style-name="ce4">
            <text:p>40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at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32" table:style-name="ce4">
            <text:p>3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mélia Rodrigu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t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31" table:style-name="ce4">
            <text:p>3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Sebastião do Passé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rra Nov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anto Antônio de Jesu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2" table:style-name="ce4">
            <text:p>152<text:s/></text:p>
          </table:table-cell>
          <table:table-cell office:value-type="float" office:value="363" table:style-name="ce4">
            <text:p>36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ratuí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baceiras do Paraguaç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cho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0" table:style-name="ce4">
            <text:p>70<text:s/></text:p>
          </table:table-cell>
          <table:table-cell office:value-type="float" office:value="161" table:style-name="ce4">
            <text:p>16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stro Alv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nceição do Almeid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ruz das Alm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Dom Macedo Cost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overnador Mangab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18" table:style-name="ce4">
            <text:p>1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aguari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11" table:style-name="ce4">
            <text:p>1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gogi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" table:style-name="ce4">
            <text:p>21<text:s/></text:p>
          </table:table-cell>
          <table:table-cell office:value-type="float" office:value="48" table:style-name="ce4">
            <text:p>4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uniz Ferr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uriti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16" table:style-name="ce4">
            <text:p>1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azaré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" table:style-name="ce4">
            <text:p>9<text:s/></text:p>
          </table:table-cell>
          <table:table-cell office:value-type="float" office:value="26" table:style-name="ce4">
            <text:p>2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linas da Margarid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o Ama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8" table:style-name="ce4">
            <text:p>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nto Antônio de Jesu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5" table:style-name="ce4">
            <text:p>1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Félix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" table:style-name="ce4">
            <text:p>4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Feli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peaç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auba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arzed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alvador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3" table:style-name="ce4">
            <text:p>1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paric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era Cruz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entro Sul Bai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5" table:style-name="ce4">
            <text:p>35<text:s/></text:p>
          </table:table-cell>
          <table:table-cell office:value-type="float" office:value="84" table:style-name="ce4">
            <text:p>8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Boqu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19" table:style-name="ce4">
            <text:p>1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qu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otuporã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otas de Macaúb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5" table:style-name="ce4">
            <text:p>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bipitang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pupia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caúb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Oliveira dos Brejinh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10" table:style-name="ce4">
            <text:p>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nque Nov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eab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ndaraí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Jequié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8" table:style-name="ce4">
            <text:p>28<text:s/></text:p>
          </table:table-cell>
          <table:table-cell office:value-type="float" office:value="65" table:style-name="ce4">
            <text:p>6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margos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4" table:style-name="ce4">
            <text:p>2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iquiriç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6" table:style-name="ce4">
            <text:p>6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aj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7" table:style-name="ce4">
            <text:p>7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utuíp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5" table:style-name="ce4">
            <text:p>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São Miguel das Mat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Livramento do Brumad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Livramento de Nossa Senho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io do Pir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l Baian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5" table:style-name="ce4">
            <text:p>125<text:s/></text:p>
          </table:table-cell>
          <table:table-cell office:value-type="float" office:value="285" table:style-name="ce4">
            <text:p>28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Valenç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3" table:style-name="ce4">
            <text:p>113<text:s/></text:p>
          </table:table-cell>
          <table:table-cell office:value-type="float" office:value="260" table:style-name="ce4">
            <text:p>26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ir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7" table:style-name="ce4">
            <text:p>17<text:s/></text:p>
          </table:table-cell>
          <table:table-cell office:value-type="float" office:value="53" table:style-name="ce4">
            <text:p>5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mam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9" table:style-name="ce4">
            <text:p>9<text:s/></text:p>
          </table:table-cell>
          <table:table-cell office:value-type="float" office:value="10" table:style-name="ce4">
            <text:p>1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grapiú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" table:style-name="ce4">
            <text:p>8<text:s/></text:p>
          </table:table-cell>
          <table:table-cell office:value-type="float" office:value="25" table:style-name="ce4">
            <text:p>25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uber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" table:style-name="ce4">
            <text:p>11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raú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" table:style-name="ce4">
            <text:p>6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ilo Peçanh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5" table:style-name="ce4">
            <text:p>15<text:s/></text:p>
          </table:table-cell>
          <table:table-cell office:value-type="float" office:value="22" table:style-name="ce4">
            <text:p>2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iraí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" table:style-name="ce4">
            <text:p>3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residente Tancredo Nev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" table:style-name="ce4">
            <text:p>7<text:s/></text:p>
          </table:table-cell>
          <table:table-cell office:value-type="float" office:value="8" table:style-name="ce4">
            <text:p>8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peroá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Valenç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6" table:style-name="ce4">
            <text:p>36<text:s/></text:p>
          </table:table-cell>
          <table:table-cell office:value-type="float" office:value="112" table:style-name="ce4">
            <text:p>1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Ilhéus-Itabu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21" table:style-name="ce4">
            <text:p>21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lhéu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12" table:style-name="ce4">
            <text:p>12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caré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" table:style-name="ce4">
            <text:p>5<text:s/></text:p>
          </table:table-cell>
          <table:table-cell office:value-type="float" office:value="9" table:style-name="ce4">
            <text:p>9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Porto Segur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4" table:style-name="ce4">
            <text:p>4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cobaç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arroc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style-name="ce4">
            <text:p>3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ravela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to Grosso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07" table:style-name="ce4">
            <text:p>1,407<text:s/></text:p>
          </table:table-cell>
          <table:table-cell office:value-type="float" office:value="5937" table:style-name="ce4">
            <text:p>5,937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rte Mato-Grossens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407" table:style-name="ce4">
            <text:p>1,407<text:s/></text:p>
          </table:table-cell>
          <table:table-cell office:value-type="float" office:value="5937" table:style-name="ce4">
            <text:p>5,937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ripuanã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00" table:style-name="ce4">
            <text:p>700<text:s/></text:p>
          </table:table-cell>
          <table:table-cell office:value-type="float" office:value="3442" table:style-name="ce4">
            <text:p>3,44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ripuanã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0" table:style-name="ce4">
            <text:p>110<text:s/></text:p>
          </table:table-cell>
          <table:table-cell office:value-type="float" office:value="550" table:style-name="ce4">
            <text:p>55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ras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0" table:style-name="ce4">
            <text:p>60<text:s/></text:p>
          </table:table-cell>
          <table:table-cell office:value-type="float" office:value="240" table:style-name="ce4">
            <text:p>24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stanhei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8" table:style-name="ce4">
            <text:p>18<text:s/></text:p>
          </table:table-cell>
          <table:table-cell office:value-type="float" office:value="90" table:style-name="ce4">
            <text:p>9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lniz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0" table:style-name="ce4">
            <text:p>200<text:s/></text:p>
          </table:table-cell>
          <table:table-cell office:value-type="float" office:value="1000" table:style-name="ce4">
            <text:p>1,0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otriguaçu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0" table:style-name="ce4">
            <text:p>50<text:s/></text:p>
          </table:table-cell>
          <table:table-cell office:value-type="float" office:value="252" table:style-name="ce4">
            <text:p>25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í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0" table:style-name="ce4">
            <text:p>60<text:s/></text:p>
          </table:table-cell>
          <table:table-cell office:value-type="float" office:value="300" table:style-name="ce4">
            <text:p>3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rue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2" table:style-name="ce4">
            <text:p>122<text:s/></text:p>
          </table:table-cell>
          <table:table-cell office:value-type="float" office:value="610" table:style-name="ce4">
            <text:p>61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Rondolândi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80" table:style-name="ce4">
            <text:p>80<text:s/></text:p>
          </table:table-cell>
          <table:table-cell office:value-type="float" office:value="400" table:style-name="ce4">
            <text:p>400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lta Florest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452" table:style-name="ce4">
            <text:p>452<text:s/></text:p>
          </table:table-cell>
          <table:table-cell office:value-type="float" office:value="1507" table:style-name="ce4">
            <text:p>1,50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lta Florest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75" table:style-name="ce4">
            <text:p>75<text:s/></text:p>
          </table:table-cell>
          <table:table-cell office:value-type="float" office:value="300" table:style-name="ce4">
            <text:p>3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Apiacá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55" table:style-name="ce4">
            <text:p>255<text:s/></text:p>
          </table:table-cell>
          <table:table-cell office:value-type="float" office:value="727" table:style-name="ce4">
            <text:p>727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Bandeirante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60" table:style-name="ce4">
            <text:p>60<text:s/></text:p>
          </table:table-cell>
          <table:table-cell office:value-type="float" office:value="204" table:style-name="ce4">
            <text:p>20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Paranaít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0" table:style-name="ce4">
            <text:p>10<text:s/></text:p>
          </table:table-cell>
          <table:table-cell office:value-type="float" office:value="40" table:style-name="ce4">
            <text:p>4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Monte Verd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52" table:style-name="ce4">
            <text:p>52<text:s/></text:p>
          </table:table-cell>
          <table:table-cell office:value-type="float" office:value="236" table:style-name="ce4">
            <text:p>236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Colíder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" table:style-name="ce4">
            <text:p>12<text:s/></text:p>
          </table:table-cell>
          <table:table-cell office:value-type="float" office:value="36" table:style-name="ce4">
            <text:p>3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uarantã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1" table:style-name="ce4">
            <text:p>11<text:s/></text:p>
          </table:table-cell>
          <table:table-cell office:value-type="float" office:value="34" table:style-name="ce4">
            <text:p>3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erra Nova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style-name="ce4">
            <text:p>2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Arinos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30" table:style-name="ce4">
            <text:p>30<text:s/></text:p>
          </table:table-cell>
          <table:table-cell office:value-type="float" office:value="104" table:style-name="ce4">
            <text:p>104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Juar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7" table:style-name="ce4">
            <text:p>27<text:s/></text:p>
          </table:table-cell>
          <table:table-cell office:value-type="float" office:value="96" table:style-name="ce4">
            <text:p>96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o Horizonte do Norte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Tabaporã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" table:style-name="ce4">
            <text:p>2<text:s/></text:p>
          </table:table-cell>
          <table:table-cell office:value-type="float" office:value="6" table:style-name="ce4">
            <text:p>6<text:s/>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Sinop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12" table:style-name="ce4">
            <text:p>212<text:s/></text:p>
          </table:table-cell>
          <table:table-cell office:value-type="float" office:value="848" table:style-name="ce4">
            <text:p>848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Itaúb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200" table:style-name="ce4">
            <text:p>200<text:s/></text:p>
          </table:table-cell>
          <table:table-cell office:value-type="float" office:value="800" table:style-name="ce4">
            <text:p>800<text:s/>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Nova Santa Helena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float" office:value="12" table:style-name="ce4">
            <text:p>12<text:s/></text:p>
          </table:table-cell>
          <table:table-cell office:value-type="float" office:value="48" table:style-name="ce4">
            <text:p>48<text:s/></text:p>
          </table:table-cell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<text:s text:c="2"/>Fonte: IBGE, Produção Vegetal e Silvicultura 201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77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text-style style:name="N36">
      <number:text-content/>
      <number:text> </number:text>
      <style:map style:condition="value()&gt;=0" style:apply-style-name="N36P0"/>
      <style:map style:condition="value()&lt;0" style:apply-style-name="N36P1"/>
    </number:text-style>
    <number:number-style style:name="N37P0">
      <number:number number:decimal-places="0" number:min-decimal-places="0" number:min-integer-digits="1">
        <number:embedded-text number:position="0"> </number:embedded-text>
        <number:embedded-text number:position="3"> </number:embedded-text>
        <number:embedded-text number:position="6"> </number:embedded-text>
        <number:embedded-text number:position="9"> </number:embedded-text>
        <number:embedded-text number:position="12"> </number:embedded-text>
      </number:number>
    </number:number-style>
    <number:number-style style:name="N37P1">
      <number:text>-</number:text>
      <number:number number:decimal-places="0" number:min-decimal-places="0" number:min-integer-digits="1">
        <number:embedded-text number:position="0"> </number:embedded-text>
        <number:embedded-text number:position="3"> </number:embedded-text>
        <number:embedded-text number:position="6"> </number:embedded-text>
        <number:embedded-text number:position="9"> </number:embedded-text>
        <number:embedded-text number:position="12"> </number:embedded-text>
      </number:number>
    </number:number-style>
    <number:text-style style:name="N37">
      <number:text-content/>
      <number:text> </number:text>
      <style:map style:condition="value()&gt;=0" style:apply-style-name="N37P0"/>
      <style:map style:condition="value()&lt;0" style:apply-style-name="N37P1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09</meta:generator>
    <dc:title/>
    <dc:description/>
    <dc:subject/>
    <meta:initial-creator/>
    <dc:creator>Ghaleb, Mamoun</dc:creator>
    <meta:creation-date>2024-05-24T15:46:20Z</meta:creation-date>
    <dc:date>2024-06-17T12:34:42Z</dc:date>
    <meta:editing-cycles>1</meta:editing-cycles>
  </office:meta>
</office:document-meta>
</file>